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va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va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Temperatura exterior (K)</text:p>
          </table:table-cell>
          <table:table-cell table:style-name="ce4"/>
          <table:table-cell table:style-name="ce3" office:value-type="string" calcext:value-type="string">
            <text:p>Temperatura interior (K)</text:p>
          </table:table-cell>
          <table:table-cell table:style-name="ce4"/>
          <table:table-cell table:style-name="ce4" office:value-type="string" calcext:value-type="string">
            <text:p>Voltatge (V)</text:p>
          </table:table-cell>
          <table:table-cell table:style-name="ce4"/>
          <table:table-cell table:style-name="ce4" office:value-type="string" calcext:value-type="string">
            <text:p>Quantitat de llum (lx)</text:p>
          </table:table-cell>
          <table:table-cell table:style-name="ce4"/>
          <table:table-cell table:style-name="ce4" office:value-type="string" calcext:value-type="string">
            <text:p>Intensitat (A)</text:p>
          </table:table-cell>
          <table:table-cell table:style-name="ce4"/>
          <table:table-cell table:style-name="ce4" office:value-type="string" calcext:value-type="string">
            <text:p>Potència (W)</text:p>
          </table:table-cell>
          <table:table-cell/>
          <table:table-cell>
            <draw:frame table:end-cell-address="prova3.T18" table:end-x="32.09pt" table:end-y="10.49pt" draw:z-index="0" draw:name="Chart 1" draw:style-name="gr1" draw:text-style-name="P1" svg:width="449.97pt" svg:height="278.22pt" svg:x="3pt" svg:y="0pt">
              <draw:object draw:notify-on-update-of-ranges="prova3.A2:prova3.A80 prova3.H1:prova3.H1 prova3.H2:prova3.H8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rova3.Z18" table:end-x="33.17pt" table:end-y="10.49pt" draw:z-index="2" draw:name="Chart 3" draw:style-name="gr1" draw:text-style-name="P1" svg:width="449.97pt" svg:height="278.22pt" svg:x="4.11pt" svg:y="0pt">
              <draw:object draw:notify-on-update-of-ranges="prova3.A2:prova3.A80 prova3.F1:prova3.F1 prova3.F2:prova3.F8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2" office:value-type="time" office:time-value="PT16H20M00S" calcext:value-type="time">
            <text:p>16:20:00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1.09" calcext:value-type="float">
            <text:p>291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13" calcext:value-type="float">
            <text:p>0.1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223" calcext:value-type="float">
            <text:p>4622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]/2*(-1.83632+[.D2]*0.0128)" office:value-type="float" office:value="0.12282608" calcext:value-type="float">
            <text:p>0.122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]*[.J2]" office:value-type="float" office:value="0.0159673904" calcext:value-type="float">
            <text:p>0.015967390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0M25S" calcext:value-type="time">
            <text:p>16:20:25</text:p>
          </table:table-cell>
          <table:table-cell table:style-name="ce3" office:value-type="float" office:value="287.4" calcext:value-type="float">
            <text:p>287.4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0.71" calcext:value-type="float">
            <text:p>290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12" calcext:value-type="float">
            <text:p>0.1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558" calcext:value-type="float">
            <text:p>4655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]/2*(-1.83632+[.D3]*0.0128)" office:value-type="float" office:value="0.11308608" calcext:value-type="float">
            <text:p>0.1131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]*[.J3]" office:value-type="float" office:value="0.0135703296" calcext:value-type="float">
            <text:p>0.013570329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0M50S" calcext:value-type="time">
            <text:p>16:20:50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2.09" calcext:value-type="float">
            <text:p>292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17" calcext:value-type="float">
            <text:p>0.17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730" calcext:value-type="float">
            <text:p>4673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]/2*(-1.83632+[.D4]*0.0128)" office:value-type="float" office:value="0.16170672" calcext:value-type="float">
            <text:p>0.161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]*[.J4]" office:value-type="float" office:value="0.0274901424" calcext:value-type="float">
            <text:p>0.027490142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1M15S" calcext:value-type="time">
            <text:p>16:21:15</text:p>
          </table:table-cell>
          <table:table-cell table:style-name="ce3" office:value-type="float" office:value="287.52" calcext:value-type="float">
            <text:p>287.5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2.71" calcext:value-type="float">
            <text:p>292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204" calcext:value-type="float">
            <text:p>46204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]/2*(-1.83632+[.D5]*0.0128)" office:value-type="float" office:value="0.18148496" calcext:value-type="float">
            <text:p>0.181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]*[.J5]" office:value-type="float" office:value="0.0344821424" calcext:value-type="float">
            <text:p>0.034482142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1M40S" calcext:value-type="time">
            <text:p>16:21:40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4" calcext:value-type="float">
            <text:p>293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633" calcext:value-type="float">
            <text:p>4663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]/2*(-1.83632+[.D6]*0.0128)" office:value-type="float" office:value="0.201516" calcext:value-type="float">
            <text:p>0.201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]*[.J6]" office:value-type="float" office:value="0.04231836" calcext:value-type="float">
            <text:p>0.0423183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2M05S" calcext:value-type="time">
            <text:p>16:22:05</text:p>
          </table:table-cell>
          <table:table-cell table:style-name="ce3" office:value-type="float" office:value="287.52" calcext:value-type="float">
            <text:p>287.5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15" calcext:value-type="float">
            <text:p>294.1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527" calcext:value-type="float">
            <text:p>46527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]/2*(-1.83632+[.D7]*0.0128)" office:value-type="float" office:value="0.231456" calcext:value-type="float">
            <text:p>0.231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]*[.J7]" office:value-type="float" office:value="0.05554944" calcext:value-type="float">
            <text:p>0.0555494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2M30S" calcext:value-type="time">
            <text:p>16:22:30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6" calcext:value-type="float">
            <text:p>0.26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420" calcext:value-type="float">
            <text:p>4642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8]/2*(-1.83632+[.D8]*0.0128)" office:value-type="float" office:value="0.251576" calcext:value-type="float">
            <text:p>0.251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8]*[.J8]" office:value-type="float" office:value="0.06540976" calcext:value-type="float">
            <text:p>0.0654097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2M55S" calcext:value-type="time">
            <text:p>16:22:55</text:p>
          </table:table-cell>
          <table:table-cell table:style-name="ce3" office:value-type="float" office:value="287.52" calcext:value-type="float">
            <text:p>287.5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5.09" calcext:value-type="float">
            <text:p>295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7" calcext:value-type="float">
            <text:p>0.27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274" calcext:value-type="float">
            <text:p>46274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9]/2*(-1.83632+[.D9]*0.0128)" office:value-type="float" office:value="0.26201232" calcext:value-type="float">
            <text:p>0.262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9]*[.J9]" office:value-type="float" office:value="0.0707433264" calcext:value-type="float">
            <text:p>0.070743326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3M20S" calcext:value-type="time">
            <text:p>16:23:20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5.4" calcext:value-type="float">
            <text:p>295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9" calcext:value-type="float">
            <text:p>0.29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990" calcext:value-type="float">
            <text:p>4599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0]/2*(-1.83632+[.D10]*0.0128)" office:value-type="float" office:value="0.281996" calcext:value-type="float">
            <text:p>0.282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0]*[.J10]" office:value-type="float" office:value="0.08177884" calcext:value-type="float">
            <text:p>0.081778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3M45S" calcext:value-type="time">
            <text:p>16:23:45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5.65" calcext:value-type="float">
            <text:p>295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665" calcext:value-type="float">
            <text:p>4566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1]/2*(-1.83632+[.D11]*0.0128)" office:value-type="float" office:value="0.2922" calcext:value-type="float">
            <text:p>0.292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1]*[.J11]" office:value-type="float" office:value="0.08766" calcext:value-type="float">
            <text:p>0.0876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4M10S" calcext:value-type="time">
            <text:p>16:24:10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5.84" calcext:value-type="float">
            <text:p>295.84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1" calcext:value-type="float">
            <text:p>0.31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385" calcext:value-type="float">
            <text:p>4538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2]/2*(-1.83632+[.D12]*0.0128)" office:value-type="float" office:value="0.30231696" calcext:value-type="float">
            <text:p>0.3023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2]*[.J12]" office:value-type="float" office:value="0.0937182576" calcext:value-type="float">
            <text:p>0.093718257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4M35S" calcext:value-type="time">
            <text:p>16:24:35</text:p>
          </table:table-cell>
          <table:table-cell table:style-name="ce3" office:value-type="float" office:value="286.84" calcext:value-type="float">
            <text:p>286.8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02" calcext:value-type="float">
            <text:p>296.02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892" calcext:value-type="float">
            <text:p>43892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3]/2*(-1.83632+[.D13]*0.0128)" office:value-type="float" office:value="0.32220144" calcext:value-type="float">
            <text:p>0.322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3]*[.J13]" office:value-type="float" office:value="0.1063264752" calcext:value-type="float">
            <text:p>0.106326475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5M00S" calcext:value-type="time">
            <text:p>16:25:00</text:p>
          </table:table-cell>
          <table:table-cell table:style-name="ce3" office:value-type="float" office:value="286.96" calcext:value-type="float">
            <text:p>286.9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15" calcext:value-type="float">
            <text:p>296.1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903" calcext:value-type="float">
            <text:p>4490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4]/2*(-1.83632+[.D14]*0.0128)" office:value-type="float" office:value="0.322476" calcext:value-type="float">
            <text:p>0.322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4]*[.J14]" office:value-type="float" office:value="0.10641708" calcext:value-type="float">
            <text:p>0.10641708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5M25S" calcext:value-type="time">
            <text:p>16:25:25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1" calcext:value-type="float">
            <text:p>296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945" calcext:value-type="float">
            <text:p>4294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5]/2*(-1.83632+[.D15]*0.0128)" office:value-type="float" office:value="0.31282688" calcext:value-type="float">
            <text:p>0.312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5]*[.J15]" office:value-type="float" office:value="0.1001046016" calcext:value-type="float">
            <text:p>0.1001046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5M50S" calcext:value-type="time">
            <text:p>16:25:50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1" calcext:value-type="float">
            <text:p>296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440" calcext:value-type="float">
            <text:p>4444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6]/2*(-1.83632+[.D16]*0.0128)" office:value-type="float" office:value="0.31282688" calcext:value-type="float">
            <text:p>0.312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6]*[.J16]" office:value-type="float" office:value="0.1001046016" calcext:value-type="float">
            <text:p>0.1001046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6M15S" calcext:value-type="time">
            <text:p>16:26:15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7" calcext:value-type="float">
            <text:p>296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222" calcext:value-type="float">
            <text:p>44222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7]/2*(-1.83632+[.D17]*0.0128)" office:value-type="float" office:value="0.31294976" calcext:value-type="float">
            <text:p>0.312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7]*[.J17]" office:value-type="float" office:value="0.1001439232" calcext:value-type="float">
            <text:p>0.100143923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6M40S" calcext:value-type="time">
            <text:p>16:26:40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7" calcext:value-type="float">
            <text:p>296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875" calcext:value-type="float">
            <text:p>4387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8]/2*(-1.83632+[.D18]*0.0128)" office:value-type="float" office:value="0.32272944" calcext:value-type="float">
            <text:p>0.322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8]*[.J18]" office:value-type="float" office:value="0.1065007152" calcext:value-type="float">
            <text:p>0.1065007152</text:p>
          </table:table-cell>
          <table:table-cell table:style-name="ce4" office:value-type="string" calcext:value-type="string">
            <text:p>W</text:p>
          </table:table-cell>
          <table:table-cell>
            <draw:frame table:end-cell-address="prova3.T36" table:end-x="32.09pt" table:end-y="5.22pt" draw:z-index="1" draw:name="Chart 2" draw:style-name="gr1" draw:text-style-name="P1" svg:width="449.97pt" svg:height="278.22pt" svg:x="3pt" svg:y="10.49pt">
              <draw:object draw:notify-on-update-of-ranges="prova3.A2:prova3.A80 prova3.D1:prova3.D1 prova3.D2:prova3.D80 prova3.B1:prova3.B1 prova3.B2:prova3.B8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prova3.Z36" table:end-x="33.17pt" table:end-y="5.22pt" draw:z-index="3" draw:name="Chart 4" draw:style-name="gr1" draw:text-style-name="P1" svg:width="449.97pt" svg:height="278.22pt" svg:x="4.11pt" svg:y="10.49pt">
              <draw:object draw:notify-on-update-of-ranges="prova3.A2:prova3.A80 prova3.L1:prova3.L1 prova3.L2:prova3.L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2" office:value-type="time" office:time-value="PT16H27M05S" calcext:value-type="time">
            <text:p>16:27:05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7" calcext:value-type="float">
            <text:p>296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184" calcext:value-type="float">
            <text:p>41184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19]/2*(-1.83632+[.D19]*0.0128)" office:value-type="float" office:value="0.32272944" calcext:value-type="float">
            <text:p>0.322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19]*[.J19]" office:value-type="float" office:value="0.1065007152" calcext:value-type="float">
            <text:p>0.106500715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7M30S" calcext:value-type="time">
            <text:p>16:27:30</text:p>
          </table:table-cell>
          <table:table-cell table:style-name="ce3" office:value-type="float" office:value="287.09" calcext:value-type="float">
            <text:p>287.09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7" calcext:value-type="float">
            <text:p>296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841" calcext:value-type="float">
            <text:p>3984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0]/2*(-1.83632+[.D20]*0.0128)" office:value-type="float" office:value="0.32272944" calcext:value-type="float">
            <text:p>0.322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0]*[.J20]" office:value-type="float" office:value="0.1065007152" calcext:value-type="float">
            <text:p>0.106500715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7M55S" calcext:value-type="time">
            <text:p>16:27:55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7" calcext:value-type="float">
            <text:p>296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681" calcext:value-type="float">
            <text:p>3968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1]/2*(-1.83632+[.D21]*0.0128)" office:value-type="float" office:value="0.32272944" calcext:value-type="float">
            <text:p>0.322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1]*[.J21]" office:value-type="float" office:value="0.1065007152" calcext:value-type="float">
            <text:p>0.106500715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8M20S" calcext:value-type="time">
            <text:p>16:28:20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1" calcext:value-type="float">
            <text:p>296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508" calcext:value-type="float">
            <text:p>3950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2]/2*(-1.83632+[.D22]*0.0128)" office:value-type="float" office:value="0.31282688" calcext:value-type="float">
            <text:p>0.312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2]*[.J22]" office:value-type="float" office:value="0.1001046016" calcext:value-type="float">
            <text:p>0.1001046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8M45S" calcext:value-type="time">
            <text:p>16:28:45</text:p>
          </table:table-cell>
          <table:table-cell table:style-name="ce3" office:value-type="float" office:value="286.96" calcext:value-type="float">
            <text:p>286.9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1" calcext:value-type="float">
            <text:p>296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3" calcext:value-type="float">
            <text:p>0.3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280" calcext:value-type="float">
            <text:p>3928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3]/2*(-1.83632+[.D23]*0.0128)" office:value-type="float" office:value="0.32260272" calcext:value-type="float">
            <text:p>0.322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3]*[.J23]" office:value-type="float" office:value="0.1064588976" calcext:value-type="float">
            <text:p>0.106458897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9M10S" calcext:value-type="time">
            <text:p>16:29:10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21" calcext:value-type="float">
            <text:p>296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030" calcext:value-type="float">
            <text:p>3903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4]/2*(-1.83632+[.D24]*0.0128)" office:value-type="float" office:value="0.31282688" calcext:value-type="float">
            <text:p>0.312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4]*[.J24]" office:value-type="float" office:value="0.1001046016" calcext:value-type="float">
            <text:p>0.1001046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29M35S" calcext:value-type="time">
            <text:p>16:29:35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15" calcext:value-type="float">
            <text:p>296.1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770" calcext:value-type="float">
            <text:p>3877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5]/2*(-1.83632+[.D25]*0.0128)" office:value-type="float" office:value="0.312704" calcext:value-type="float">
            <text:p>0.312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5]*[.J25]" office:value-type="float" office:value="0.10006528" calcext:value-type="float">
            <text:p>0.10006528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0M00S" calcext:value-type="time">
            <text:p>16:30:00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09" calcext:value-type="float">
            <text:p>296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460" calcext:value-type="float">
            <text:p>3846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6]/2*(-1.83632+[.D26]*0.0128)" office:value-type="float" office:value="0.31258112" calcext:value-type="float">
            <text:p>0.312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6]*[.J26]" office:value-type="float" office:value="0.1000259584" calcext:value-type="float">
            <text:p>0.10002595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0M25S" calcext:value-type="time">
            <text:p>16:30:25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09" calcext:value-type="float">
            <text:p>296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245" calcext:value-type="float">
            <text:p>3824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7]/2*(-1.83632+[.D27]*0.0128)" office:value-type="float" office:value="0.31258112" calcext:value-type="float">
            <text:p>0.312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7]*[.J27]" office:value-type="float" office:value="0.1000259584" calcext:value-type="float">
            <text:p>0.10002595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0M50S" calcext:value-type="time">
            <text:p>16:30:50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6.02" calcext:value-type="float">
            <text:p>296.02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32" calcext:value-type="float">
            <text:p>0.3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7835" calcext:value-type="float">
            <text:p>3783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8]/2*(-1.83632+[.D28]*0.0128)" office:value-type="float" office:value="0.31243776" calcext:value-type="float">
            <text:p>0.312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8]*[.J28]" office:value-type="float" office:value="0.0999800832" calcext:value-type="float">
            <text:p>0.099980083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1M15S" calcext:value-type="time">
            <text:p>16:31:15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5.4" calcext:value-type="float">
            <text:p>295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9" calcext:value-type="float">
            <text:p>0.29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7501" calcext:value-type="float">
            <text:p>3750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29]/2*(-1.83632+[.D29]*0.0128)" office:value-type="float" office:value="0.281996" calcext:value-type="float">
            <text:p>0.282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29]*[.J29]" office:value-type="float" office:value="0.08177884" calcext:value-type="float">
            <text:p>0.081778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1M40S" calcext:value-type="time">
            <text:p>16:31:40</text:p>
          </table:table-cell>
          <table:table-cell table:style-name="ce3" office:value-type="float" office:value="286.96" calcext:value-type="float">
            <text:p>286.9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5.09" calcext:value-type="float">
            <text:p>295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9" calcext:value-type="float">
            <text:p>0.29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548" calcext:value-type="float">
            <text:p>4154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0]/2*(-1.83632+[.D30]*0.0128)" office:value-type="float" office:value="0.28142064" calcext:value-type="float">
            <text:p>0.28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0]*[.J30]" office:value-type="float" office:value="0.0816119856" calcext:value-type="float">
            <text:p>0.081611985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2M05S" calcext:value-type="time">
            <text:p>16:32:05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84" calcext:value-type="float">
            <text:p>294.84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7" calcext:value-type="float">
            <text:p>0.27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6095" calcext:value-type="float">
            <text:p>4609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1]/2*(-1.83632+[.D31]*0.0128)" office:value-type="float" office:value="0.26158032" calcext:value-type="float">
            <text:p>0.261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1]*[.J31]" office:value-type="float" office:value="0.0706266864" calcext:value-type="float">
            <text:p>0.070626686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2M30S" calcext:value-type="time">
            <text:p>16:32:30</text:p>
          </table:table-cell>
          <table:table-cell table:style-name="ce3" office:value-type="float" office:value="287.41" calcext:value-type="float">
            <text:p>287.4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71" calcext:value-type="float">
            <text:p>294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6" calcext:value-type="float">
            <text:p>0.26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868" calcext:value-type="float">
            <text:p>4586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2]/2*(-1.83632+[.D32]*0.0128)" office:value-type="float" office:value="0.25167584" calcext:value-type="float">
            <text:p>0.251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2]*[.J32]" office:value-type="float" office:value="0.0654357184" calcext:value-type="float">
            <text:p>0.06543571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2M55S" calcext:value-type="time">
            <text:p>16:32:55</text:p>
          </table:table-cell>
          <table:table-cell table:style-name="ce3" office:value-type="float" office:value="287.77" calcext:value-type="float">
            <text:p>287.7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71" calcext:value-type="float">
            <text:p>294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752" calcext:value-type="float">
            <text:p>45752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3]/2*(-1.83632+[.D33]*0.0128)" office:value-type="float" office:value="0.241996" calcext:value-type="float">
            <text:p>0.242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3]*[.J33]" office:value-type="float" office:value="0.060499" calcext:value-type="float">
            <text:p>0.060499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3M20S" calcext:value-type="time">
            <text:p>16:33:20</text:p>
          </table:table-cell>
          <table:table-cell table:style-name="ce3" office:value-type="float" office:value="287.9" calcext:value-type="float">
            <text:p>287.9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71" calcext:value-type="float">
            <text:p>294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170" calcext:value-type="float">
            <text:p>4517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4]/2*(-1.83632+[.D34]*0.0128)" office:value-type="float" office:value="0.241996" calcext:value-type="float">
            <text:p>0.242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4]*[.J34]" office:value-type="float" office:value="0.060499" calcext:value-type="float">
            <text:p>0.060499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3M45S" calcext:value-type="time">
            <text:p>16:33:45</text:p>
          </table:table-cell>
          <table:table-cell table:style-name="ce3" office:value-type="float" office:value="287.77" calcext:value-type="float">
            <text:p>287.7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71" calcext:value-type="float">
            <text:p>294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5147" calcext:value-type="float">
            <text:p>45147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5]/2*(-1.83632+[.D35]*0.0128)" office:value-type="float" office:value="0.241996" calcext:value-type="float">
            <text:p>0.242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5]*[.J35]" office:value-type="float" office:value="0.060499" calcext:value-type="float">
            <text:p>0.060499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4M10S" calcext:value-type="time">
            <text:p>16:34:10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71" calcext:value-type="float">
            <text:p>294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7" calcext:value-type="float">
            <text:p>0.27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970" calcext:value-type="float">
            <text:p>4497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6]/2*(-1.83632+[.D36]*0.0128)" office:value-type="float" office:value="0.26135568" calcext:value-type="float">
            <text:p>0.26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6]*[.J36]" office:value-type="float" office:value="0.0705660336" calcext:value-type="float">
            <text:p>0.070566033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4M35S" calcext:value-type="time">
            <text:p>16:34:35</text:p>
          </table:table-cell>
          <table:table-cell table:style-name="ce3" office:value-type="float" office:value="287.77" calcext:value-type="float">
            <text:p>287.7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831" calcext:value-type="float">
            <text:p>4483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7]/2*(-1.83632+[.D37]*0.0128)" office:value-type="float" office:value="0.2419" calcext:value-type="float">
            <text:p>0.241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7]*[.J37]" office:value-type="float" office:value="0.060475" calcext:value-type="float">
            <text:p>0.060475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5M00S" calcext:value-type="time">
            <text:p>16:35:00</text:p>
          </table:table-cell>
          <table:table-cell table:style-name="ce3" office:value-type="float" office:value="287.84" calcext:value-type="float">
            <text:p>287.8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725" calcext:value-type="float">
            <text:p>4472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8]/2*(-1.83632+[.D38]*0.0128)" office:value-type="float" office:value="0.2419" calcext:value-type="float">
            <text:p>0.241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8]*[.J38]" office:value-type="float" office:value="0.060475" calcext:value-type="float">
            <text:p>0.060475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5M25S" calcext:value-type="time">
            <text:p>16:35:25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9" calcext:value-type="float">
            <text:p>294.5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7" calcext:value-type="float">
            <text:p>0.27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429" calcext:value-type="float">
            <text:p>44429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39]/2*(-1.83632+[.D39]*0.0128)" office:value-type="float" office:value="0.26114832" calcext:value-type="float">
            <text:p>0.2611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39]*[.J39]" office:value-type="float" office:value="0.0705100464" calcext:value-type="float">
            <text:p>0.070510046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5M50S" calcext:value-type="time">
            <text:p>16:35:50</text:p>
          </table:table-cell>
          <table:table-cell table:style-name="ce3" office:value-type="float" office:value="287.71" calcext:value-type="float">
            <text:p>287.7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9" calcext:value-type="float">
            <text:p>294.5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4175" calcext:value-type="float">
            <text:p>4417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0]/2*(-1.83632+[.D40]*0.0128)" office:value-type="float" office:value="0.241804" calcext:value-type="float">
            <text:p>0.241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0]*[.J40]" office:value-type="float" office:value="0.060451" calcext:value-type="float">
            <text:p>0.060451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6M15S" calcext:value-type="time">
            <text:p>16:36:15</text:p>
          </table:table-cell>
          <table:table-cell table:style-name="ce3" office:value-type="float" office:value="287.77" calcext:value-type="float">
            <text:p>287.7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985" calcext:value-type="float">
            <text:p>4398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1]/2*(-1.83632+[.D41]*0.0128)" office:value-type="float" office:value="0.2419" calcext:value-type="float">
            <text:p>0.241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1]*[.J41]" office:value-type="float" office:value="0.060475" calcext:value-type="float">
            <text:p>0.060475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6M40S" calcext:value-type="time">
            <text:p>16:36:40</text:p>
          </table:table-cell>
          <table:table-cell table:style-name="ce3" office:value-type="float" office:value="287.77" calcext:value-type="float">
            <text:p>287.7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871" calcext:value-type="float">
            <text:p>4387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2]/2*(-1.83632+[.D42]*0.0128)" office:value-type="float" office:value="0.2419" calcext:value-type="float">
            <text:p>0.241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2]*[.J42]" office:value-type="float" office:value="0.060475" calcext:value-type="float">
            <text:p>0.060475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7M05S" calcext:value-type="time">
            <text:p>16:37:05</text:p>
          </table:table-cell>
          <table:table-cell table:style-name="ce3" office:value-type="float" office:value="287.9" calcext:value-type="float">
            <text:p>287.9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9" calcext:value-type="float">
            <text:p>294.5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735" calcext:value-type="float">
            <text:p>4373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3]/2*(-1.83632+[.D43]*0.0128)" office:value-type="float" office:value="0.23213184" calcext:value-type="float">
            <text:p>0.2321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3]*[.J43]" office:value-type="float" office:value="0.0557116416" calcext:value-type="float">
            <text:p>0.05571164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7M30S" calcext:value-type="time">
            <text:p>16:37:30</text:p>
          </table:table-cell>
          <table:table-cell table:style-name="ce3" office:value-type="float" office:value="288.02" calcext:value-type="float">
            <text:p>288.0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486" calcext:value-type="float">
            <text:p>43486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4]/2*(-1.83632+[.D44]*0.0128)" office:value-type="float" office:value="0.232224" calcext:value-type="float">
            <text:p>0.232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4]*[.J44]" office:value-type="float" office:value="0.05573376" calcext:value-type="float">
            <text:p>0.0557337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7M55S" calcext:value-type="time">
            <text:p>16:37:55</text:p>
          </table:table-cell>
          <table:table-cell table:style-name="ce3" office:value-type="float" office:value="287.9" calcext:value-type="float">
            <text:p>287.9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3273" calcext:value-type="float">
            <text:p>4327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5]/2*(-1.83632+[.D45]*0.0128)" office:value-type="float" office:value="0.232224" calcext:value-type="float">
            <text:p>0.232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5]*[.J45]" office:value-type="float" office:value="0.05573376" calcext:value-type="float">
            <text:p>0.0557337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8M20S" calcext:value-type="time">
            <text:p>16:38:20</text:p>
          </table:table-cell>
          <table:table-cell table:style-name="ce3" office:value-type="float" office:value="287.71" calcext:value-type="float">
            <text:p>287.7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65" calcext:value-type="float">
            <text:p>294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988" calcext:value-type="float">
            <text:p>4298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6]/2*(-1.83632+[.D46]*0.0128)" office:value-type="float" office:value="0.2419" calcext:value-type="float">
            <text:p>0.241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6]*[.J46]" office:value-type="float" office:value="0.060475" calcext:value-type="float">
            <text:p>0.060475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8M45S" calcext:value-type="time">
            <text:p>16:38:45</text:p>
          </table:table-cell>
          <table:table-cell table:style-name="ce3" office:value-type="float" office:value="287.65" calcext:value-type="float">
            <text:p>287.6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9" calcext:value-type="float">
            <text:p>294.5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905" calcext:value-type="float">
            <text:p>4290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7]/2*(-1.83632+[.D47]*0.0128)" office:value-type="float" office:value="0.241804" calcext:value-type="float">
            <text:p>0.241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7]*[.J47]" office:value-type="float" office:value="0.060451" calcext:value-type="float">
            <text:p>0.060451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9M10S" calcext:value-type="time">
            <text:p>16:39:10</text:p>
          </table:table-cell>
          <table:table-cell table:style-name="ce3" office:value-type="float" office:value="287.52" calcext:value-type="float">
            <text:p>287.5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2" calcext:value-type="float">
            <text:p>294.52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698" calcext:value-type="float">
            <text:p>4269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8]/2*(-1.83632+[.D48]*0.0128)" office:value-type="float" office:value="0.241692" calcext:value-type="float">
            <text:p>0.241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8]*[.J48]" office:value-type="float" office:value="0.060423" calcext:value-type="float">
            <text:p>0.060423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39M35S" calcext:value-type="time">
            <text:p>16:39:35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2" calcext:value-type="float">
            <text:p>294.52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769" calcext:value-type="float">
            <text:p>42769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49]/2*(-1.83632+[.D49]*0.0128)" office:value-type="float" office:value="0.241692" calcext:value-type="float">
            <text:p>0.241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49]*[.J49]" office:value-type="float" office:value="0.060423" calcext:value-type="float">
            <text:p>0.060423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0M00S" calcext:value-type="time">
            <text:p>16:40:00</text:p>
          </table:table-cell>
          <table:table-cell table:style-name="ce3" office:value-type="float" office:value="287.52" calcext:value-type="float">
            <text:p>287.5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52" calcext:value-type="float">
            <text:p>294.52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570" calcext:value-type="float">
            <text:p>4257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0]/2*(-1.83632+[.D50]*0.0128)" office:value-type="float" office:value="0.241692" calcext:value-type="float">
            <text:p>0.241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0]*[.J50]" office:value-type="float" office:value="0.060423" calcext:value-type="float">
            <text:p>0.060423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0M25S" calcext:value-type="time">
            <text:p>16:40:25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4" calcext:value-type="float">
            <text:p>294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6" calcext:value-type="float">
            <text:p>0.26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2401" calcext:value-type="float">
            <text:p>4240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1]/2*(-1.83632+[.D51]*0.0128)" office:value-type="float" office:value="0.25116" calcext:value-type="float">
            <text:p>0.251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1]*[.J51]" office:value-type="float" office:value="0.0653016" calcext:value-type="float">
            <text:p>0.0653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0M50S" calcext:value-type="time">
            <text:p>16:40:50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4" calcext:value-type="float">
            <text:p>294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6" calcext:value-type="float">
            <text:p>0.26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996" calcext:value-type="float">
            <text:p>41996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2]/2*(-1.83632+[.D52]*0.0128)" office:value-type="float" office:value="0.25116" calcext:value-type="float">
            <text:p>0.251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2]*[.J52]" office:value-type="float" office:value="0.0653016" calcext:value-type="float">
            <text:p>0.0653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1M15S" calcext:value-type="time">
            <text:p>16:41:15</text:p>
          </table:table-cell>
          <table:table-cell table:style-name="ce3" office:value-type="float" office:value="287.34" calcext:value-type="float">
            <text:p>287.3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34" calcext:value-type="float">
            <text:p>294.34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540" calcext:value-type="float">
            <text:p>4154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3]/2*(-1.83632+[.D53]*0.0128)" office:value-type="float" office:value="0.241404" calcext:value-type="float">
            <text:p>0.24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3]*[.J53]" office:value-type="float" office:value="0.060351" calcext:value-type="float">
            <text:p>0.060351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1M40S" calcext:value-type="time">
            <text:p>16:41:40</text:p>
          </table:table-cell>
          <table:table-cell table:style-name="ce3" office:value-type="float" office:value="287.4" calcext:value-type="float">
            <text:p>287.4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34" calcext:value-type="float">
            <text:p>294.34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483" calcext:value-type="float">
            <text:p>4148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4]/2*(-1.83632+[.D54]*0.0128)" office:value-type="float" office:value="0.241404" calcext:value-type="float">
            <text:p>0.24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4]*[.J54]" office:value-type="float" office:value="0.060351" calcext:value-type="float">
            <text:p>0.060351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2M05S" calcext:value-type="time">
            <text:p>16:42:05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34" calcext:value-type="float">
            <text:p>294.34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265" calcext:value-type="float">
            <text:p>4126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5]/2*(-1.83632+[.D55]*0.0128)" office:value-type="float" office:value="0.241404" calcext:value-type="float">
            <text:p>0.24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5]*[.J55]" office:value-type="float" office:value="0.060351" calcext:value-type="float">
            <text:p>0.060351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2M30S" calcext:value-type="time">
            <text:p>16:42:30</text:p>
          </table:table-cell>
          <table:table-cell table:style-name="ce3" office:value-type="float" office:value="287.59" calcext:value-type="float">
            <text:p>287.59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27" calcext:value-type="float">
            <text:p>294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1318" calcext:value-type="float">
            <text:p>4131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6]/2*(-1.83632+[.D56]*0.0128)" office:value-type="float" office:value="0.23164032" calcext:value-type="float">
            <text:p>0.231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6]*[.J56]" office:value-type="float" office:value="0.0555936768" calcext:value-type="float">
            <text:p>0.0555936768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2M55S" calcext:value-type="time">
            <text:p>16:42:55</text:p>
          </table:table-cell>
          <table:table-cell table:style-name="ce3" office:value-type="float" office:value="287.4" calcext:value-type="float">
            <text:p>287.4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21" calcext:value-type="float">
            <text:p>294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0998" calcext:value-type="float">
            <text:p>4099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7]/2*(-1.83632+[.D57]*0.0128)" office:value-type="float" office:value="0.241196" calcext:value-type="float">
            <text:p>0.241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7]*[.J57]" office:value-type="float" office:value="0.060299" calcext:value-type="float">
            <text:p>0.060299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3M20S" calcext:value-type="time">
            <text:p>16:43:20</text:p>
          </table:table-cell>
          <table:table-cell table:style-name="ce3" office:value-type="float" office:value="287.4" calcext:value-type="float">
            <text:p>287.4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15" calcext:value-type="float">
            <text:p>294.1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0793" calcext:value-type="float">
            <text:p>4079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8]/2*(-1.83632+[.D58]*0.0128)" office:value-type="float" office:value="0.231456" calcext:value-type="float">
            <text:p>0.231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8]*[.J58]" office:value-type="float" office:value="0.05554944" calcext:value-type="float">
            <text:p>0.0555494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3M45S" calcext:value-type="time">
            <text:p>16:43:45</text:p>
          </table:table-cell>
          <table:table-cell table:style-name="ce3" office:value-type="float" office:value="287.34" calcext:value-type="float">
            <text:p>287.3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09" calcext:value-type="float">
            <text:p>294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0668" calcext:value-type="float">
            <text:p>4066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59]/2*(-1.83632+[.D59]*0.0128)" office:value-type="float" office:value="0.23136384" calcext:value-type="float">
            <text:p>0.23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59]*[.J59]" office:value-type="float" office:value="0.0555273216" calcext:value-type="float">
            <text:p>0.05552732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4M10S" calcext:value-type="time">
            <text:p>16:44:10</text:p>
          </table:table-cell>
          <table:table-cell table:style-name="ce3" office:value-type="float" office:value="287.34" calcext:value-type="float">
            <text:p>287.3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4.09" calcext:value-type="float">
            <text:p>294.0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0432" calcext:value-type="float">
            <text:p>40432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0]/2*(-1.83632+[.D60]*0.0128)" office:value-type="float" office:value="0.23136384" calcext:value-type="float">
            <text:p>0.23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0]*[.J60]" office:value-type="float" office:value="0.0555273216" calcext:value-type="float">
            <text:p>0.05552732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4M35S" calcext:value-type="time">
            <text:p>16:44:35</text:p>
          </table:table-cell>
          <table:table-cell table:style-name="ce3" office:value-type="float" office:value="287.4" calcext:value-type="float">
            <text:p>287.4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96" calcext:value-type="float">
            <text:p>293.96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985" calcext:value-type="float">
            <text:p>3998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1]/2*(-1.83632+[.D61]*0.0128)" office:value-type="float" office:value="0.23116416" calcext:value-type="float">
            <text:p>0.2312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1]*[.J61]" office:value-type="float" office:value="0.0554793984" calcext:value-type="float">
            <text:p>0.05547939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5M00S" calcext:value-type="time">
            <text:p>16:45:00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96" calcext:value-type="float">
            <text:p>293.96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40001" calcext:value-type="float">
            <text:p>4000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2]/2*(-1.83632+[.D62]*0.0128)" office:value-type="float" office:value="0.22153232" calcext:value-type="float">
            <text:p>0.221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2]*[.J62]" office:value-type="float" office:value="0.0509524336" calcext:value-type="float">
            <text:p>0.050952433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5M25S" calcext:value-type="time">
            <text:p>16:45:25</text:p>
          </table:table-cell>
          <table:table-cell table:style-name="ce3" office:value-type="float" office:value="287.52" calcext:value-type="float">
            <text:p>287.52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9" calcext:value-type="float">
            <text:p>293.9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819" calcext:value-type="float">
            <text:p>39819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3]/2*(-1.83632+[.D63]*0.0128)" office:value-type="float" office:value="0.221444" calcext:value-type="float">
            <text:p>0.221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3]*[.J63]" office:value-type="float" office:value="0.05093212" calcext:value-type="float">
            <text:p>0.0509321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5M50S" calcext:value-type="time">
            <text:p>16:45:50</text:p>
          </table:table-cell>
          <table:table-cell table:style-name="ce3" office:value-type="float" office:value="287.46" calcext:value-type="float">
            <text:p>287.4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96" calcext:value-type="float">
            <text:p>293.96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712" calcext:value-type="float">
            <text:p>39712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4]/2*(-1.83632+[.D64]*0.0128)" office:value-type="float" office:value="0.22153232" calcext:value-type="float">
            <text:p>0.221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4]*[.J64]" office:value-type="float" office:value="0.0509524336" calcext:value-type="float">
            <text:p>0.050952433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6M15S" calcext:value-type="time">
            <text:p>16:46:15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9" calcext:value-type="float">
            <text:p>293.9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9325" calcext:value-type="float">
            <text:p>3932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5]/2*(-1.83632+[.D65]*0.0128)" office:value-type="float" office:value="0.231072" calcext:value-type="float">
            <text:p>0.2311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5]*[.J65]" office:value-type="float" office:value="0.05545728" calcext:value-type="float">
            <text:p>0.05545728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6M40S" calcext:value-type="time">
            <text:p>16:46:40</text:p>
          </table:table-cell>
          <table:table-cell table:style-name="ce3" office:value-type="float" office:value="287.09" calcext:value-type="float">
            <text:p>287.09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77" calcext:value-type="float">
            <text:p>293.7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969" calcext:value-type="float">
            <text:p>38969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6]/2*(-1.83632+[.D66]*0.0128)" office:value-type="float" office:value="0.23087232" calcext:value-type="float">
            <text:p>0.230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6]*[.J66]" office:value-type="float" office:value="0.0554093568" calcext:value-type="float">
            <text:p>0.0554093568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7M05S" calcext:value-type="time">
            <text:p>16:47:05</text:p>
          </table:table-cell>
          <table:table-cell table:style-name="ce3" office:value-type="float" office:value="286.9" calcext:value-type="float">
            <text:p>286.9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77" calcext:value-type="float">
            <text:p>293.7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865" calcext:value-type="float">
            <text:p>3886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7]/2*(-1.83632+[.D67]*0.0128)" office:value-type="float" office:value="0.240492" calcext:value-type="float">
            <text:p>0.2405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7]*[.J67]" office:value-type="float" office:value="0.060123" calcext:value-type="float">
            <text:p>0.060123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7M30S" calcext:value-type="time">
            <text:p>16:47:30</text:p>
          </table:table-cell>
          <table:table-cell table:style-name="ce3" office:value-type="float" office:value="286.9" calcext:value-type="float">
            <text:p>286.9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71" calcext:value-type="float">
            <text:p>293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541" calcext:value-type="float">
            <text:p>3854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8]/2*(-1.83632+[.D68]*0.0128)" office:value-type="float" office:value="0.240396" calcext:value-type="float">
            <text:p>0.240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8]*[.J68]" office:value-type="float" office:value="0.060099" calcext:value-type="float">
            <text:p>0.060099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7M55S" calcext:value-type="time">
            <text:p>16:47:55</text:p>
          </table:table-cell>
          <table:table-cell table:style-name="ce3" office:value-type="float" office:value="286.9" calcext:value-type="float">
            <text:p>286.90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71" calcext:value-type="float">
            <text:p>293.7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177" calcext:value-type="float">
            <text:p>38177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69]/2*(-1.83632+[.D69]*0.0128)" office:value-type="float" office:value="0.240396" calcext:value-type="float">
            <text:p>0.2404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69]*[.J69]" office:value-type="float" office:value="0.060099" calcext:value-type="float">
            <text:p>0.060099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8M20S" calcext:value-type="time">
            <text:p>16:48:20</text:p>
          </table:table-cell>
          <table:table-cell table:style-name="ce3" office:value-type="float" office:value="286.84" calcext:value-type="float">
            <text:p>286.8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65" calcext:value-type="float">
            <text:p>293.65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8068" calcext:value-type="float">
            <text:p>3806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0]/2*(-1.83632+[.D70]*0.0128)" office:value-type="float" office:value="0.2403" calcext:value-type="float">
            <text:p>0.2403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0]*[.J70]" office:value-type="float" office:value="0.060075" calcext:value-type="float">
            <text:p>0.060075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8M45S" calcext:value-type="time">
            <text:p>16:48:45</text:p>
          </table:table-cell>
          <table:table-cell table:style-name="ce3" office:value-type="float" office:value="286.84" calcext:value-type="float">
            <text:p>286.84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59" calcext:value-type="float">
            <text:p>293.5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7859" calcext:value-type="float">
            <text:p>37859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1]/2*(-1.83632+[.D71]*0.0128)" office:value-type="float" office:value="0.23059584" calcext:value-type="float">
            <text:p>0.230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1]*[.J71]" office:value-type="float" office:value="0.0553430016" calcext:value-type="float">
            <text:p>0.0553430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9M10S" calcext:value-type="time">
            <text:p>16:49:10</text:p>
          </table:table-cell>
          <table:table-cell table:style-name="ce3" office:value-type="float" office:value="286.96" calcext:value-type="float">
            <text:p>286.96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59" calcext:value-type="float">
            <text:p>293.59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7629" calcext:value-type="float">
            <text:p>37629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2]/2*(-1.83632+[.D72]*0.0128)" office:value-type="float" office:value="0.23059584" calcext:value-type="float">
            <text:p>0.2306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2]*[.J72]" office:value-type="float" office:value="0.0553430016" calcext:value-type="float">
            <text:p>0.055343001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49M35S" calcext:value-type="time">
            <text:p>16:49:35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46" calcext:value-type="float">
            <text:p>293.46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7480" calcext:value-type="float">
            <text:p>3748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3]/2*(-1.83632+[.D73]*0.0128)" office:value-type="float" office:value="0.22079632" calcext:value-type="float">
            <text:p>0.220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3]*[.J73]" office:value-type="float" office:value="0.0507831536" calcext:value-type="float">
            <text:p>0.050783153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0M00S" calcext:value-type="time">
            <text:p>16:50:00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46" calcext:value-type="float">
            <text:p>293.46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7306" calcext:value-type="float">
            <text:p>37306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4]/2*(-1.83632+[.D74]*0.0128)" office:value-type="float" office:value="0.22079632" calcext:value-type="float">
            <text:p>0.220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4]*[.J74]" office:value-type="float" office:value="0.0507831536" calcext:value-type="float">
            <text:p>0.050783153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0M25S" calcext:value-type="time">
            <text:p>16:50:25</text:p>
          </table:table-cell>
          <table:table-cell table:style-name="ce3" office:value-type="float" office:value="287.27" calcext:value-type="float">
            <text:p>287.27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4" calcext:value-type="float">
            <text:p>293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6998" calcext:value-type="float">
            <text:p>36998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5]/2*(-1.83632+[.D75]*0.0128)" office:value-type="float" office:value="0.211112" calcext:value-type="float">
            <text:p>0.2111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5]*[.J75]" office:value-type="float" office:value="0.04644464" calcext:value-type="float">
            <text:p>0.0464446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0M50S" calcext:value-type="time">
            <text:p>16:50:50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4" calcext:value-type="float">
            <text:p>293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6830" calcext:value-type="float">
            <text:p>36830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6]/2*(-1.83632+[.D76]*0.0128)" office:value-type="float" office:value="0.220708" calcext:value-type="float">
            <text:p>0.220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6]*[.J76]" office:value-type="float" office:value="0.05076284" calcext:value-type="float">
            <text:p>0.050762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1M15S" calcext:value-type="time">
            <text:p>16:51:15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4" calcext:value-type="float">
            <text:p>293.40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6353" calcext:value-type="float">
            <text:p>36353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7]/2*(-1.83632+[.D77]*0.0128)" office:value-type="float" office:value="0.220708" calcext:value-type="float">
            <text:p>0.2207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7]*[.J77]" office:value-type="float" office:value="0.05076284" calcext:value-type="float">
            <text:p>0.05076284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1M40S" calcext:value-type="time">
            <text:p>16:51:40</text:p>
          </table:table-cell>
          <table:table-cell table:style-name="ce3" office:value-type="float" office:value="287.09" calcext:value-type="float">
            <text:p>287.09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27" calcext:value-type="float">
            <text:p>293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6115" calcext:value-type="float">
            <text:p>3611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8]/2*(-1.83632+[.D78]*0.0128)" office:value-type="float" office:value="0.21092896" calcext:value-type="float">
            <text:p>0.210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8]*[.J78]" office:value-type="float" office:value="0.0464043712" calcext:value-type="float">
            <text:p>0.046404371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2M05S" calcext:value-type="time">
            <text:p>16:52:05</text:p>
          </table:table-cell>
          <table:table-cell table:style-name="ce3" office:value-type="float" office:value="287.15" calcext:value-type="float">
            <text:p>287.15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27" calcext:value-type="float">
            <text:p>293.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6001" calcext:value-type="float">
            <text:p>36001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79]/2*(-1.83632+[.D79]*0.0128)" office:value-type="float" office:value="0.21092896" calcext:value-type="float">
            <text:p>0.2109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79]*[.J79]" office:value-type="float" office:value="0.0464043712" calcext:value-type="float">
            <text:p>0.0464043712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6H52M30S" calcext:value-type="time">
            <text:p>16:52:30</text:p>
          </table:table-cell>
          <table:table-cell table:style-name="ce3" office:value-type="float" office:value="287.21" calcext:value-type="float">
            <text:p>287.21</text:p>
          </table:table-cell>
          <table:table-cell table:style-name="ce4" office:value-type="string" calcext:value-type="string">
            <text:p>K</text:p>
          </table:table-cell>
          <table:table-cell table:style-name="ce3" office:value-type="float" office:value="293.21" calcext:value-type="float">
            <text:p>293.21</text:p>
          </table:table-cell>
          <table:table-cell table:style-name="ce4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4" office:value-type="string" calcext:value-type="string">
            <text:p>V</text:p>
          </table:table-cell>
          <table:table-cell table:style-name="ce4" office:value-type="float" office:value="35655" calcext:value-type="float">
            <text:p>35655</text:p>
          </table:table-cell>
          <table:table-cell table:style-name="ce4" office:value-type="string" calcext:value-type="string">
            <text:p>lx</text:p>
          </table:table-cell>
          <table:table-cell table:style-name="ce6" table:formula="of:=[.F80]/2*(-1.83632+[.D80]*0.0128)" office:value-type="float" office:value="0.21084448" calcext:value-type="float">
            <text:p>0.2108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F80]*[.J80]" office:value-type="float" office:value="0.0463857856" calcext:value-type="float">
            <text:p>0.0463857856</text:p>
          </table:table-cell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va3" style:display-name="PageStyle_prov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3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33cm" svg:y="4.609cm" style:legend-expansion="high" chart:style-name="ch2"/>
        <chart:plot-area chart:style-name="ch3" table:cell-range-address="prova3.A2:prova3.A80 prova3.H1:prova3.H80" chart:data-source-has-labels="both" svg:x="1.377cm" svg:y="0.196cm" svg:width="9.636cm" svg:height="9.424cm">
          <chartooo:coordinate-region svg:x="2.325cm" svg:y="0.196cm" svg:width="8.548cm" svg:height="8.058cm"/>
          <chart:axis chart:dimension="x" chart:name="primary-x" chart:style-name="ch4" chartooo:axis-type="text">
            <chart:categories table:cell-range-address="prova3.A2:prova3.A80"/>
          </chart:axis>
          <chart:axis chart:dimension="y" chart:name="primary-y" chart:style-name="ch5">
            <chart:title svg:x="0.451cm" svg:y="6.467cm" chart:style-name="ch6">
              <text:p>Quantitat de llum (lx)</text:p>
            </chart:title>
            <chart:grid chart:style-name="ch7" chart:class="major"/>
          </chart:axis>
          <chart:series chart:style-name="ch8" chart:values-cell-range-address="prova3.H2:prova3.H80" chart:label-cell-address="prova3.H1:prova3.H1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 de llum (lx)</text:p>
                <draw:g>
                  <svg:desc>prova3.H1:prova3.H1</svg:desc>
                </draw:g>
              </table:table-cell>
            </table:table-row>
          </table:table-header-rows>
          <table:table-rows>
            <table:table-row>
              <table:table-cell office:value-type="float" office:value="0.680555555555556">
                <text:p>0.680555555555556</text:p>
                <draw:g>
                  <svg:desc>prova3.A2:prova3.A80</svg:desc>
                </draw:g>
              </table:table-cell>
              <table:table-cell office:value-type="float" office:value="46223">
                <text:p>46223</text:p>
                <draw:g>
                  <svg:desc>prova3.H2:prova3.H80</svg:desc>
                </draw:g>
              </table:table-cell>
            </table:table-row>
            <table:table-row>
              <table:table-cell office:value-type="float" office:value="0.680844907407407">
                <text:p>0.680844907407407</text:p>
              </table:table-cell>
              <table:table-cell office:value-type="float" office:value="46558">
                <text:p>46558</text:p>
              </table:table-cell>
            </table:table-row>
            <table:table-row>
              <table:table-cell office:value-type="float" office:value="0.681134259259259">
                <text:p>0.681134259259259</text:p>
              </table:table-cell>
              <table:table-cell office:value-type="float" office:value="46730">
                <text:p>46730</text:p>
              </table:table-cell>
            </table:table-row>
            <table:table-row>
              <table:table-cell office:value-type="float" office:value="0.681423611111111">
                <text:p>0.681423611111111</text:p>
              </table:table-cell>
              <table:table-cell office:value-type="float" office:value="46204">
                <text:p>46204</text:p>
              </table:table-cell>
            </table:table-row>
            <table:table-row>
              <table:table-cell office:value-type="float" office:value="0.681712962962963">
                <text:p>0.681712962962963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float" office:value="0.682002314814815">
                <text:p>0.682002314814815</text:p>
              </table:table-cell>
              <table:table-cell office:value-type="float" office:value="46527">
                <text:p>46527</text:p>
              </table:table-cell>
            </table:table-row>
            <table:table-row>
              <table:table-cell office:value-type="float" office:value="0.682291666666667">
                <text:p>0.682291666666667</text:p>
              </table:table-cell>
              <table:table-cell office:value-type="float" office:value="46420">
                <text:p>46420</text:p>
              </table:table-cell>
            </table:table-row>
            <table:table-row>
              <table:table-cell office:value-type="float" office:value="0.682581018518518">
                <text:p>0.682581018518518</text:p>
              </table:table-cell>
              <table:table-cell office:value-type="float" office:value="46274">
                <text:p>46274</text:p>
              </table:table-cell>
            </table:table-row>
            <table:table-row>
              <table:table-cell office:value-type="float" office:value="0.68287037037037">
                <text:p>0.68287037037037</text:p>
              </table:table-cell>
              <table:table-cell office:value-type="float" office:value="45990">
                <text:p>45990</text:p>
              </table:table-cell>
            </table:table-row>
            <table:table-row>
              <table:table-cell office:value-type="float" office:value="0.683159722222222">
                <text:p>0.683159722222222</text:p>
              </table:table-cell>
              <table:table-cell office:value-type="float" office:value="45665">
                <text:p>45665</text:p>
              </table:table-cell>
            </table:table-row>
            <table:table-row>
              <table:table-cell office:value-type="float" office:value="0.683449074074074">
                <text:p>0.683449074074074</text:p>
              </table:table-cell>
              <table:table-cell office:value-type="float" office:value="45385">
                <text:p>45385</text:p>
              </table:table-cell>
            </table:table-row>
            <table:table-row>
              <table:table-cell office:value-type="float" office:value="0.683738425925926">
                <text:p>0.683738425925926</text:p>
              </table:table-cell>
              <table:table-cell office:value-type="float" office:value="43892">
                <text:p>43892</text:p>
              </table:table-cell>
            </table:table-row>
            <table:table-row>
              <table:table-cell office:value-type="float" office:value="0.684027777777778">
                <text:p>0.684027777777778</text:p>
              </table:table-cell>
              <table:table-cell office:value-type="float" office:value="44903">
                <text:p>44903</text:p>
              </table:table-cell>
            </table:table-row>
            <table:table-row>
              <table:table-cell office:value-type="float" office:value="0.68431712962963">
                <text:p>0.68431712962963</text:p>
              </table:table-cell>
              <table:table-cell office:value-type="float" office:value="42945">
                <text:p>42945</text:p>
              </table:table-cell>
            </table:table-row>
            <table:table-row>
              <table:table-cell office:value-type="float" office:value="0.684606481481482">
                <text:p>0.684606481481482</text:p>
              </table:table-cell>
              <table:table-cell office:value-type="float" office:value="44440">
                <text:p>44440</text:p>
              </table:table-cell>
            </table:table-row>
            <table:table-row>
              <table:table-cell office:value-type="float" office:value="0.684895833333333">
                <text:p>0.684895833333333</text:p>
              </table:table-cell>
              <table:table-cell office:value-type="float" office:value="44222">
                <text:p>44222</text:p>
              </table:table-cell>
            </table:table-row>
            <table:table-row>
              <table:table-cell office:value-type="float" office:value="0.685185185185185">
                <text:p>0.685185185185185</text:p>
              </table:table-cell>
              <table:table-cell office:value-type="float" office:value="43875">
                <text:p>43875</text:p>
              </table:table-cell>
            </table:table-row>
            <table:table-row>
              <table:table-cell office:value-type="float" office:value="0.685474537037037">
                <text:p>0.685474537037037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float" office:value="0.685763888888889">
                <text:p>0.685763888888889</text:p>
              </table:table-cell>
              <table:table-cell office:value-type="float" office:value="39841">
                <text:p>39841</text:p>
              </table:table-cell>
            </table:table-row>
            <table:table-row>
              <table:table-cell office:value-type="float" office:value="0.686053240740741">
                <text:p>0.686053240740741</text:p>
              </table:table-cell>
              <table:table-cell office:value-type="float" office:value="39681">
                <text:p>39681</text:p>
              </table:table-cell>
            </table:table-row>
            <table:table-row>
              <table:table-cell office:value-type="float" office:value="0.686342592592593">
                <text:p>0.686342592592593</text:p>
              </table:table-cell>
              <table:table-cell office:value-type="float" office:value="39508">
                <text:p>39508</text:p>
              </table:table-cell>
            </table:table-row>
            <table:table-row>
              <table:table-cell office:value-type="float" office:value="0.686631944444444">
                <text:p>0.686631944444444</text:p>
              </table:table-cell>
              <table:table-cell office:value-type="float" office:value="39280">
                <text:p>39280</text:p>
              </table:table-cell>
            </table:table-row>
            <table:table-row>
              <table:table-cell office:value-type="float" office:value="0.686921296296296">
                <text:p>0.686921296296296</text:p>
              </table:table-cell>
              <table:table-cell office:value-type="float" office:value="39030">
                <text:p>39030</text:p>
              </table:table-cell>
            </table:table-row>
            <table:table-row>
              <table:table-cell office:value-type="float" office:value="0.687210648148148">
                <text:p>0.687210648148148</text:p>
              </table:table-cell>
              <table:table-cell office:value-type="float" office:value="38770">
                <text:p>38770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38460">
                <text:p>38460</text:p>
              </table:table-cell>
            </table:table-row>
            <table:table-row>
              <table:table-cell office:value-type="float" office:value="0.687789351851852">
                <text:p>0.687789351851852</text:p>
              </table:table-cell>
              <table:table-cell office:value-type="float" office:value="38245">
                <text:p>38245</text:p>
              </table:table-cell>
            </table:table-row>
            <table:table-row>
              <table:table-cell office:value-type="float" office:value="0.688078703703704">
                <text:p>0.688078703703704</text:p>
              </table:table-cell>
              <table:table-cell office:value-type="float" office:value="37835">
                <text:p>37835</text:p>
              </table:table-cell>
            </table:table-row>
            <table:table-row>
              <table:table-cell office:value-type="float" office:value="0.688368055555556">
                <text:p>0.688368055555556</text:p>
              </table:table-cell>
              <table:table-cell office:value-type="float" office:value="37501">
                <text:p>37501</text:p>
              </table:table-cell>
            </table:table-row>
            <table:table-row>
              <table:table-cell office:value-type="float" office:value="0.688657407407407">
                <text:p>0.688657407407407</text:p>
              </table:table-cell>
              <table:table-cell office:value-type="float" office:value="41548">
                <text:p>41548</text:p>
              </table:table-cell>
            </table:table-row>
            <table:table-row>
              <table:table-cell office:value-type="float" office:value="0.688946759259259">
                <text:p>0.688946759259259</text:p>
              </table:table-cell>
              <table:table-cell office:value-type="float" office:value="46095">
                <text:p>46095</text:p>
              </table:table-cell>
            </table:table-row>
            <table:table-row>
              <table:table-cell office:value-type="float" office:value="0.689236111111111">
                <text:p>0.689236111111111</text:p>
              </table:table-cell>
              <table:table-cell office:value-type="float" office:value="45868">
                <text:p>45868</text:p>
              </table:table-cell>
            </table:table-row>
            <table:table-row>
              <table:table-cell office:value-type="float" office:value="0.689525462962963">
                <text:p>0.689525462962963</text:p>
              </table:table-cell>
              <table:table-cell office:value-type="float" office:value="45752">
                <text:p>45752</text:p>
              </table:table-cell>
            </table:table-row>
            <table:table-row>
              <table:table-cell office:value-type="float" office:value="0.689814814814815">
                <text:p>0.689814814814815</text:p>
              </table:table-cell>
              <table:table-cell office:value-type="float" office:value="45170">
                <text:p>45170</text:p>
              </table:table-cell>
            </table:table-row>
            <table:table-row>
              <table:table-cell office:value-type="float" office:value="0.690104166666667">
                <text:p>0.690104166666667</text:p>
              </table:table-cell>
              <table:table-cell office:value-type="float" office:value="45147">
                <text:p>45147</text:p>
              </table:table-cell>
            </table:table-row>
            <table:table-row>
              <table:table-cell office:value-type="float" office:value="0.690393518518518">
                <text:p>0.690393518518518</text:p>
              </table:table-cell>
              <table:table-cell office:value-type="float" office:value="44970">
                <text:p>44970</text:p>
              </table:table-cell>
            </table:table-row>
            <table:table-row>
              <table:table-cell office:value-type="float" office:value="0.69068287037037">
                <text:p>0.69068287037037</text:p>
              </table:table-cell>
              <table:table-cell office:value-type="float" office:value="44831">
                <text:p>44831</text:p>
              </table:table-cell>
            </table:table-row>
            <table:table-row>
              <table:table-cell office:value-type="float" office:value="0.690972222222222">
                <text:p>0.690972222222222</text:p>
              </table:table-cell>
              <table:table-cell office:value-type="float" office:value="44725">
                <text:p>44725</text:p>
              </table:table-cell>
            </table:table-row>
            <table:table-row>
              <table:table-cell office:value-type="float" office:value="0.691261574074074">
                <text:p>0.691261574074074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float" office:value="0.691550925925926">
                <text:p>0.691550925925926</text:p>
              </table:table-cell>
              <table:table-cell office:value-type="float" office:value="44175">
                <text:p>44175</text:p>
              </table:table-cell>
            </table:table-row>
            <table:table-row>
              <table:table-cell office:value-type="float" office:value="0.691840277777778">
                <text:p>0.691840277777778</text:p>
              </table:table-cell>
              <table:table-cell office:value-type="float" office:value="43985">
                <text:p>43985</text:p>
              </table:table-cell>
            </table:table-row>
            <table:table-row>
              <table:table-cell office:value-type="float" office:value="0.69212962962963">
                <text:p>0.69212962962963</text:p>
              </table:table-cell>
              <table:table-cell office:value-type="float" office:value="43871">
                <text:p>43871</text:p>
              </table:table-cell>
            </table:table-row>
            <table:table-row>
              <table:table-cell office:value-type="float" office:value="0.692418981481482">
                <text:p>0.692418981481482</text:p>
              </table:table-cell>
              <table:table-cell office:value-type="float" office:value="43735">
                <text:p>43735</text:p>
              </table:table-cell>
            </table:table-row>
            <table:table-row>
              <table:table-cell office:value-type="float" office:value="0.692708333333333">
                <text:p>0.692708333333333</text:p>
              </table:table-cell>
              <table:table-cell office:value-type="float" office:value="43486">
                <text:p>43486</text:p>
              </table:table-cell>
            </table:table-row>
            <table:table-row>
              <table:table-cell office:value-type="float" office:value="0.692997685185185">
                <text:p>0.692997685185185</text:p>
              </table:table-cell>
              <table:table-cell office:value-type="float" office:value="43273">
                <text:p>43273</text:p>
              </table:table-cell>
            </table:table-row>
            <table:table-row>
              <table:table-cell office:value-type="float" office:value="0.693287037037037">
                <text:p>0.693287037037037</text:p>
              </table:table-cell>
              <table:table-cell office:value-type="float" office:value="42988">
                <text:p>42988</text:p>
              </table:table-cell>
            </table:table-row>
            <table:table-row>
              <table:table-cell office:value-type="float" office:value="0.693576388888889">
                <text:p>0.693576388888889</text:p>
              </table:table-cell>
              <table:table-cell office:value-type="float" office:value="42905">
                <text:p>42905</text:p>
              </table:table-cell>
            </table:table-row>
            <table:table-row>
              <table:table-cell office:value-type="float" office:value="0.693865740740741">
                <text:p>0.693865740740741</text:p>
              </table:table-cell>
              <table:table-cell office:value-type="float" office:value="42698">
                <text:p>42698</text:p>
              </table:table-cell>
            </table:table-row>
            <table:table-row>
              <table:table-cell office:value-type="float" office:value="0.694155092592593">
                <text:p>0.694155092592593</text:p>
              </table:table-cell>
              <table:table-cell office:value-type="float" office:value="42769">
                <text:p>42769</text:p>
              </table:table-cell>
            </table:table-row>
            <table:table-row>
              <table:table-cell office:value-type="float" office:value="0.694444444444444">
                <text:p>0.694444444444444</text:p>
              </table:table-cell>
              <table:table-cell office:value-type="float" office:value="42570">
                <text:p>42570</text:p>
              </table:table-cell>
            </table:table-row>
            <table:table-row>
              <table:table-cell office:value-type="float" office:value="0.694733796296296">
                <text:p>0.694733796296296</text:p>
              </table:table-cell>
              <table:table-cell office:value-type="float" office:value="42401">
                <text:p>42401</text:p>
              </table:table-cell>
            </table:table-row>
            <table:table-row>
              <table:table-cell office:value-type="float" office:value="0.695023148148148">
                <text:p>0.695023148148148</text:p>
              </table:table-cell>
              <table:table-cell office:value-type="float" office:value="41996">
                <text:p>41996</text:p>
              </table:table-cell>
            </table:table-row>
            <table:table-row>
              <table:table-cell office:value-type="float" office:value="0.6953125">
                <text:p>0.6953125</text:p>
              </table:table-cell>
              <table:table-cell office:value-type="float" office:value="41540">
                <text:p>41540</text:p>
              </table:table-cell>
            </table:table-row>
            <table:table-row>
              <table:table-cell office:value-type="float" office:value="0.695601851851852">
                <text:p>0.695601851851852</text:p>
              </table:table-cell>
              <table:table-cell office:value-type="float" office:value="41483">
                <text:p>41483</text:p>
              </table:table-cell>
            </table:table-row>
            <table:table-row>
              <table:table-cell office:value-type="float" office:value="0.695891203703704">
                <text:p>0.695891203703704</text:p>
              </table:table-cell>
              <table:table-cell office:value-type="float" office:value="41265">
                <text:p>41265</text:p>
              </table:table-cell>
            </table:table-row>
            <table:table-row>
              <table:table-cell office:value-type="float" office:value="0.696180555555556">
                <text:p>0.696180555555556</text:p>
              </table:table-cell>
              <table:table-cell office:value-type="float" office:value="41318">
                <text:p>41318</text:p>
              </table:table-cell>
            </table:table-row>
            <table:table-row>
              <table:table-cell office:value-type="float" office:value="0.696469907407407">
                <text:p>0.696469907407407</text:p>
              </table:table-cell>
              <table:table-cell office:value-type="float" office:value="40998">
                <text:p>40998</text:p>
              </table:table-cell>
            </table:table-row>
            <table:table-row>
              <table:table-cell office:value-type="float" office:value="0.696759259259259">
                <text:p>0.696759259259259</text:p>
              </table:table-cell>
              <table:table-cell office:value-type="float" office:value="40793">
                <text:p>40793</text:p>
              </table:table-cell>
            </table:table-row>
            <table:table-row>
              <table:table-cell office:value-type="float" office:value="0.697048611111111">
                <text:p>0.697048611111111</text:p>
              </table:table-cell>
              <table:table-cell office:value-type="float" office:value="40668">
                <text:p>40668</text:p>
              </table:table-cell>
            </table:table-row>
            <table:table-row>
              <table:table-cell office:value-type="float" office:value="0.697337962962963">
                <text:p>0.697337962962963</text:p>
              </table:table-cell>
              <table:table-cell office:value-type="float" office:value="40432">
                <text:p>40432</text:p>
              </table:table-cell>
            </table:table-row>
            <table:table-row>
              <table:table-cell office:value-type="float" office:value="0.697627314814815">
                <text:p>0.697627314814815</text:p>
              </table:table-cell>
              <table:table-cell office:value-type="float" office:value="39985">
                <text:p>39985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40001">
                <text:p>40001</text:p>
              </table:table-cell>
            </table:table-row>
            <table:table-row>
              <table:table-cell office:value-type="float" office:value="0.698206018518518">
                <text:p>0.698206018518518</text:p>
              </table:table-cell>
              <table:table-cell office:value-type="float" office:value="39819">
                <text:p>39819</text:p>
              </table:table-cell>
            </table:table-row>
            <table:table-row>
              <table:table-cell office:value-type="float" office:value="0.69849537037037">
                <text:p>0.69849537037037</text:p>
              </table:table-cell>
              <table:table-cell office:value-type="float" office:value="39712">
                <text:p>39712</text:p>
              </table:table-cell>
            </table:table-row>
            <table:table-row>
              <table:table-cell office:value-type="float" office:value="0.698784722222222">
                <text:p>0.698784722222222</text:p>
              </table:table-cell>
              <table:table-cell office:value-type="float" office:value="39325">
                <text:p>39325</text:p>
              </table:table-cell>
            </table:table-row>
            <table:table-row>
              <table:table-cell office:value-type="float" office:value="0.699074074074074">
                <text:p>0.699074074074074</text:p>
              </table:table-cell>
              <table:table-cell office:value-type="float" office:value="38969">
                <text:p>38969</text:p>
              </table:table-cell>
            </table:table-row>
            <table:table-row>
              <table:table-cell office:value-type="float" office:value="0.699363425925926">
                <text:p>0.699363425925926</text:p>
              </table:table-cell>
              <table:table-cell office:value-type="float" office:value="38865">
                <text:p>38865</text:p>
              </table:table-cell>
            </table:table-row>
            <table:table-row>
              <table:table-cell office:value-type="float" office:value="0.699652777777778">
                <text:p>0.699652777777778</text:p>
              </table:table-cell>
              <table:table-cell office:value-type="float" office:value="38541">
                <text:p>38541</text:p>
              </table:table-cell>
            </table:table-row>
            <table:table-row>
              <table:table-cell office:value-type="float" office:value="0.69994212962963">
                <text:p>0.69994212962963</text:p>
              </table:table-cell>
              <table:table-cell office:value-type="float" office:value="38177">
                <text:p>38177</text:p>
              </table:table-cell>
            </table:table-row>
            <table:table-row>
              <table:table-cell office:value-type="float" office:value="0.700231481481482">
                <text:p>0.700231481481482</text:p>
              </table:table-cell>
              <table:table-cell office:value-type="float" office:value="38068">
                <text:p>38068</text:p>
              </table:table-cell>
            </table:table-row>
            <table:table-row>
              <table:table-cell office:value-type="float" office:value="0.700520833333333">
                <text:p>0.700520833333333</text:p>
              </table:table-cell>
              <table:table-cell office:value-type="float" office:value="37859">
                <text:p>37859</text:p>
              </table:table-cell>
            </table:table-row>
            <table:table-row>
              <table:table-cell office:value-type="float" office:value="0.700810185185185">
                <text:p>0.700810185185185</text:p>
              </table:table-cell>
              <table:table-cell office:value-type="float" office:value="37629">
                <text:p>37629</text:p>
              </table:table-cell>
            </table:table-row>
            <table:table-row>
              <table:table-cell office:value-type="float" office:value="0.701099537037037">
                <text:p>0.701099537037037</text:p>
              </table:table-cell>
              <table:table-cell office:value-type="float" office:value="37480">
                <text:p>37480</text:p>
              </table:table-cell>
            </table:table-row>
            <table:table-row>
              <table:table-cell office:value-type="float" office:value="0.701388888888889">
                <text:p>0.701388888888889</text:p>
              </table:table-cell>
              <table:table-cell office:value-type="float" office:value="37306">
                <text:p>37306</text:p>
              </table:table-cell>
            </table:table-row>
            <table:table-row>
              <table:table-cell office:value-type="float" office:value="0.701678240740741">
                <text:p>0.701678240740741</text:p>
              </table:table-cell>
              <table:table-cell office:value-type="float" office:value="36998">
                <text:p>36998</text:p>
              </table:table-cell>
            </table:table-row>
            <table:table-row>
              <table:table-cell office:value-type="float" office:value="0.701967592592593">
                <text:p>0.701967592592593</text:p>
              </table:table-cell>
              <table:table-cell office:value-type="float" office:value="36830">
                <text:p>36830</text:p>
              </table:table-cell>
            </table:table-row>
            <table:table-row>
              <table:table-cell office:value-type="float" office:value="0.702256944444444">
                <text:p>0.702256944444444</text:p>
              </table:table-cell>
              <table:table-cell office:value-type="float" office:value="36353">
                <text:p>36353</text:p>
              </table:table-cell>
            </table:table-row>
            <table:table-row>
              <table:table-cell office:value-type="float" office:value="0.702546296296296">
                <text:p>0.702546296296296</text:p>
              </table:table-cell>
              <table:table-cell office:value-type="float" office:value="36115">
                <text:p>36115</text:p>
              </table:table-cell>
            </table:table-row>
            <table:table-row>
              <table:table-cell office:value-type="float" office:value="0.702835648148148">
                <text:p>0.702835648148148</text:p>
              </table:table-cell>
              <table:table-cell office:value-type="float" office:value="36001">
                <text:p>36001</text:p>
              </table:table-cell>
            </table:table-row>
            <table:table-row>
              <table:table-cell office:value-type="float" office:value="0.703125">
                <text:p>0.703125</text:p>
              </table:table-cell>
              <table:table-cell office:value-type="float" office:value="35655">
                <text:p>35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9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column-mapping="1 0" chart:style-name="ch1">
        <chart:legend chart:legend-position="end" svg:x="10.986cm" svg:y="4.36cm" style:legend-expansion="high" chart:style-name="ch2"/>
        <chart:plot-area chart:style-name="ch3" table:cell-range-address="prova3.A1:prova3.B80 prova3.D1:prova3.D80" chart:data-source-has-labels="both" svg:x="1.377cm" svg:y="0.196cm" svg:width="9.292cm" svg:height="9.424cm">
          <chartooo:coordinate-region svg:x="1.954cm" svg:y="0.196cm" svg:width="8.224cm" svg:height="8.059cm"/>
          <chart:axis chart:dimension="x" chart:name="primary-x" chart:style-name="ch4" chartooo:axis-type="text">
            <chart:categories table:cell-range-address="prova3.A2:prova3.A80"/>
          </chart:axis>
          <chart:axis chart:dimension="y" chart:name="primary-y" chart:style-name="ch5">
            <chart:title svg:x="0.451cm" svg:y="6.136cm" chart:style-name="ch6">
              <text:p>Temperatura (K)</text:p>
            </chart:title>
            <chart:grid chart:style-name="ch7" chart:class="major"/>
          </chart:axis>
          <chart:series chart:style-name="ch8" chart:values-cell-range-address="prova3.D2:prova3.D80" chart:label-cell-address="prova3.D1:prova3.D1" chart:class="chart:line">
            <chart:data-point chart:repeated="79"/>
          </chart:series>
          <chart:series chart:style-name="ch9" chart:values-cell-range-address="prova3.B2:prova3.B80" chart:label-cell-address="prova3.B1:prova3.B1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interior (K)</text:p>
                <draw:g>
                  <svg:desc>prova3.D1:prova3.D1</svg:desc>
                </draw:g>
              </table:table-cell>
              <table:table-cell office:value-type="string">
                <text:p>Temperatura exterior (K)</text:p>
                <draw:g>
                  <svg:desc>prova3.B1:prova3.B1</svg:desc>
                </draw:g>
              </table:table-cell>
            </table:table-row>
          </table:table-header-rows>
          <table:table-rows>
            <table:table-row>
              <table:table-cell office:value-type="float" office:value="0.680555555555556">
                <text:p>0.680555555555556</text:p>
                <draw:g>
                  <svg:desc>prova3.A2:prova3.A80</svg:desc>
                </draw:g>
              </table:table-cell>
              <table:table-cell office:value-type="float" office:value="291.09">
                <text:p>291.09</text:p>
                <draw:g>
                  <svg:desc>prova3.D2:prova3.D80</svg:desc>
                </draw:g>
              </table:table-cell>
              <table:table-cell office:value-type="float" office:value="287.46">
                <text:p>287.46</text:p>
                <draw:g>
                  <svg:desc>prova3.B2:prova3.B80</svg:desc>
                </draw:g>
              </table:table-cell>
            </table:table-row>
            <table:table-row>
              <table:table-cell office:value-type="float" office:value="0.680844907407407">
                <text:p>0.680844907407407</text:p>
              </table:table-cell>
              <table:table-cell office:value-type="float" office:value="290.71">
                <text:p>290.71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float" office:value="0.681134259259259">
                <text:p>0.681134259259259</text:p>
              </table:table-cell>
              <table:table-cell office:value-type="float" office:value="292.09">
                <text:p>292.09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81423611111111">
                <text:p>0.681423611111111</text:p>
              </table:table-cell>
              <table:table-cell office:value-type="float" office:value="292.71">
                <text:p>292.71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float" office:value="0.681712962962963">
                <text:p>0.681712962962963</text:p>
              </table:table-cell>
              <table:table-cell office:value-type="float" office:value="293.4">
                <text:p>293.4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82002314814815">
                <text:p>0.682002314814815</text:p>
              </table:table-cell>
              <table:table-cell office:value-type="float" office:value="294.15">
                <text:p>294.15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float" office:value="0.682291666666667">
                <text:p>0.682291666666667</text:p>
              </table:table-cell>
              <table:table-cell office:value-type="float" office:value="294.65">
                <text:p>294.65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82581018518518">
                <text:p>0.682581018518518</text:p>
              </table:table-cell>
              <table:table-cell office:value-type="float" office:value="295.09">
                <text:p>295.09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float" office:value="0.68287037037037">
                <text:p>0.68287037037037</text:p>
              </table:table-cell>
              <table:table-cell office:value-type="float" office:value="295.4">
                <text:p>295.4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83159722222222">
                <text:p>0.683159722222222</text:p>
              </table:table-cell>
              <table:table-cell office:value-type="float" office:value="295.65">
                <text:p>295.65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83449074074074">
                <text:p>0.683449074074074</text:p>
              </table:table-cell>
              <table:table-cell office:value-type="float" office:value="295.84">
                <text:p>295.84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83738425925926">
                <text:p>0.683738425925926</text:p>
              </table:table-cell>
              <table:table-cell office:value-type="float" office:value="296.02">
                <text:p>296.02</text:p>
              </table:table-cell>
              <table:table-cell office:value-type="float" office:value="286.84">
                <text:p>286.84</text:p>
              </table:table-cell>
            </table:table-row>
            <table:table-row>
              <table:table-cell office:value-type="float" office:value="0.684027777777778">
                <text:p>0.684027777777778</text:p>
              </table:table-cell>
              <table:table-cell office:value-type="float" office:value="296.15">
                <text:p>296.15</text:p>
              </table:table-cell>
              <table:table-cell office:value-type="float" office:value="286.96">
                <text:p>286.96</text:p>
              </table:table-cell>
            </table:table-row>
            <table:table-row>
              <table:table-cell office:value-type="float" office:value="0.68431712962963">
                <text:p>0.68431712962963</text:p>
              </table:table-cell>
              <table:table-cell office:value-type="float" office:value="296.21">
                <text:p>296.21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4606481481482">
                <text:p>0.684606481481482</text:p>
              </table:table-cell>
              <table:table-cell office:value-type="float" office:value="296.21">
                <text:p>296.21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4895833333333">
                <text:p>0.684895833333333</text:p>
              </table:table-cell>
              <table:table-cell office:value-type="float" office:value="296.27">
                <text:p>296.27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85185185185185">
                <text:p>0.685185185185185</text:p>
              </table:table-cell>
              <table:table-cell office:value-type="float" office:value="296.27">
                <text:p>296.27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685474537037037">
                <text:p>0.685474537037037</text:p>
              </table:table-cell>
              <table:table-cell office:value-type="float" office:value="296.27">
                <text:p>296.27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685763888888889">
                <text:p>0.685763888888889</text:p>
              </table:table-cell>
              <table:table-cell office:value-type="float" office:value="296.27">
                <text:p>296.27</text:p>
              </table:table-cell>
              <table:table-cell office:value-type="float" office:value="287.09">
                <text:p>287.09</text:p>
              </table:table-cell>
            </table:table-row>
            <table:table-row>
              <table:table-cell office:value-type="float" office:value="0.686053240740741">
                <text:p>0.686053240740741</text:p>
              </table:table-cell>
              <table:table-cell office:value-type="float" office:value="296.27">
                <text:p>296.27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686342592592593">
                <text:p>0.686342592592593</text:p>
              </table:table-cell>
              <table:table-cell office:value-type="float" office:value="296.21">
                <text:p>296.21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6631944444444">
                <text:p>0.686631944444444</text:p>
              </table:table-cell>
              <table:table-cell office:value-type="float" office:value="296.21">
                <text:p>296.21</text:p>
              </table:table-cell>
              <table:table-cell office:value-type="float" office:value="286.96">
                <text:p>286.96</text:p>
              </table:table-cell>
            </table:table-row>
            <table:table-row>
              <table:table-cell office:value-type="float" office:value="0.686921296296296">
                <text:p>0.686921296296296</text:p>
              </table:table-cell>
              <table:table-cell office:value-type="float" office:value="296.21">
                <text:p>296.21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7210648148148">
                <text:p>0.687210648148148</text:p>
              </table:table-cell>
              <table:table-cell office:value-type="float" office:value="296.15">
                <text:p>296.15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296.09">
                <text:p>296.09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687789351851852">
                <text:p>0.687789351851852</text:p>
              </table:table-cell>
              <table:table-cell office:value-type="float" office:value="296.09">
                <text:p>296.09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688078703703704">
                <text:p>0.688078703703704</text:p>
              </table:table-cell>
              <table:table-cell office:value-type="float" office:value="296.02">
                <text:p>296.02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688368055555556">
                <text:p>0.688368055555556</text:p>
              </table:table-cell>
              <table:table-cell office:value-type="float" office:value="295.4">
                <text:p>295.4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8657407407407">
                <text:p>0.688657407407407</text:p>
              </table:table-cell>
              <table:table-cell office:value-type="float" office:value="295.09">
                <text:p>295.09</text:p>
              </table:table-cell>
              <table:table-cell office:value-type="float" office:value="286.96">
                <text:p>286.96</text:p>
              </table:table-cell>
            </table:table-row>
            <table:table-row>
              <table:table-cell office:value-type="float" office:value="0.688946759259259">
                <text:p>0.688946759259259</text:p>
              </table:table-cell>
              <table:table-cell office:value-type="float" office:value="294.84">
                <text:p>294.84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89236111111111">
                <text:p>0.689236111111111</text:p>
              </table:table-cell>
              <table:table-cell office:value-type="float" office:value="294.71">
                <text:p>294.71</text:p>
              </table:table-cell>
              <table:table-cell office:value-type="float" office:value="287.41">
                <text:p>287.41</text:p>
              </table:table-cell>
            </table:table-row>
            <table:table-row>
              <table:table-cell office:value-type="float" office:value="0.689525462962963">
                <text:p>0.689525462962963</text:p>
              </table:table-cell>
              <table:table-cell office:value-type="float" office:value="294.71">
                <text:p>294.71</text:p>
              </table:table-cell>
              <table:table-cell office:value-type="float" office:value="287.77">
                <text:p>287.77</text:p>
              </table:table-cell>
            </table:table-row>
            <table:table-row>
              <table:table-cell office:value-type="float" office:value="0.689814814814815">
                <text:p>0.689814814814815</text:p>
              </table:table-cell>
              <table:table-cell office:value-type="float" office:value="294.71">
                <text:p>294.71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float" office:value="0.690104166666667">
                <text:p>0.690104166666667</text:p>
              </table:table-cell>
              <table:table-cell office:value-type="float" office:value="294.71">
                <text:p>294.71</text:p>
              </table:table-cell>
              <table:table-cell office:value-type="float" office:value="287.77">
                <text:p>287.77</text:p>
              </table:table-cell>
            </table:table-row>
            <table:table-row>
              <table:table-cell office:value-type="float" office:value="0.690393518518518">
                <text:p>0.690393518518518</text:p>
              </table:table-cell>
              <table:table-cell office:value-type="float" office:value="294.71">
                <text:p>294.71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9068287037037">
                <text:p>0.69068287037037</text:p>
              </table:table-cell>
              <table:table-cell office:value-type="float" office:value="294.65">
                <text:p>294.65</text:p>
              </table:table-cell>
              <table:table-cell office:value-type="float" office:value="287.77">
                <text:p>287.77</text:p>
              </table:table-cell>
            </table:table-row>
            <table:table-row>
              <table:table-cell office:value-type="float" office:value="0.690972222222222">
                <text:p>0.690972222222222</text:p>
              </table:table-cell>
              <table:table-cell office:value-type="float" office:value="294.65">
                <text:p>294.65</text:p>
              </table:table-cell>
              <table:table-cell office:value-type="float" office:value="287.84">
                <text:p>287.84</text:p>
              </table:table-cell>
            </table:table-row>
            <table:table-row>
              <table:table-cell office:value-type="float" office:value="0.691261574074074">
                <text:p>0.691261574074074</text:p>
              </table:table-cell>
              <table:table-cell office:value-type="float" office:value="294.59">
                <text:p>294.59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691550925925926">
                <text:p>0.691550925925926</text:p>
              </table:table-cell>
              <table:table-cell office:value-type="float" office:value="294.59">
                <text:p>294.59</text:p>
              </table:table-cell>
              <table:table-cell office:value-type="float" office:value="287.71">
                <text:p>287.71</text:p>
              </table:table-cell>
            </table:table-row>
            <table:table-row>
              <table:table-cell office:value-type="float" office:value="0.691840277777778">
                <text:p>0.691840277777778</text:p>
              </table:table-cell>
              <table:table-cell office:value-type="float" office:value="294.65">
                <text:p>294.65</text:p>
              </table:table-cell>
              <table:table-cell office:value-type="float" office:value="287.77">
                <text:p>287.77</text:p>
              </table:table-cell>
            </table:table-row>
            <table:table-row>
              <table:table-cell office:value-type="float" office:value="0.69212962962963">
                <text:p>0.69212962962963</text:p>
              </table:table-cell>
              <table:table-cell office:value-type="float" office:value="294.65">
                <text:p>294.65</text:p>
              </table:table-cell>
              <table:table-cell office:value-type="float" office:value="287.77">
                <text:p>287.77</text:p>
              </table:table-cell>
            </table:table-row>
            <table:table-row>
              <table:table-cell office:value-type="float" office:value="0.692418981481482">
                <text:p>0.692418981481482</text:p>
              </table:table-cell>
              <table:table-cell office:value-type="float" office:value="294.59">
                <text:p>294.59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float" office:value="0.692708333333333">
                <text:p>0.692708333333333</text:p>
              </table:table-cell>
              <table:table-cell office:value-type="float" office:value="294.65">
                <text:p>294.65</text:p>
              </table:table-cell>
              <table:table-cell office:value-type="float" office:value="288.02">
                <text:p>288.02</text:p>
              </table:table-cell>
            </table:table-row>
            <table:table-row>
              <table:table-cell office:value-type="float" office:value="0.692997685185185">
                <text:p>0.692997685185185</text:p>
              </table:table-cell>
              <table:table-cell office:value-type="float" office:value="294.65">
                <text:p>294.65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float" office:value="0.693287037037037">
                <text:p>0.693287037037037</text:p>
              </table:table-cell>
              <table:table-cell office:value-type="float" office:value="294.65">
                <text:p>294.65</text:p>
              </table:table-cell>
              <table:table-cell office:value-type="float" office:value="287.71">
                <text:p>287.71</text:p>
              </table:table-cell>
            </table:table-row>
            <table:table-row>
              <table:table-cell office:value-type="float" office:value="0.693576388888889">
                <text:p>0.693576388888889</text:p>
              </table:table-cell>
              <table:table-cell office:value-type="float" office:value="294.59">
                <text:p>294.59</text:p>
              </table:table-cell>
              <table:table-cell office:value-type="float" office:value="287.65">
                <text:p>287.65</text:p>
              </table:table-cell>
            </table:table-row>
            <table:table-row>
              <table:table-cell office:value-type="float" office:value="0.693865740740741">
                <text:p>0.693865740740741</text:p>
              </table:table-cell>
              <table:table-cell office:value-type="float" office:value="294.52">
                <text:p>294.52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float" office:value="0.694155092592593">
                <text:p>0.694155092592593</text:p>
              </table:table-cell>
              <table:table-cell office:value-type="float" office:value="294.52">
                <text:p>294.52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94444444444444">
                <text:p>0.694444444444444</text:p>
              </table:table-cell>
              <table:table-cell office:value-type="float" office:value="294.52">
                <text:p>294.52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float" office:value="0.694733796296296">
                <text:p>0.694733796296296</text:p>
              </table:table-cell>
              <table:table-cell office:value-type="float" office:value="294.4">
                <text:p>294.4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95023148148148">
                <text:p>0.695023148148148</text:p>
              </table:table-cell>
              <table:table-cell office:value-type="float" office:value="294.4">
                <text:p>294.4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953125">
                <text:p>0.6953125</text:p>
              </table:table-cell>
              <table:table-cell office:value-type="float" office:value="294.34">
                <text:p>294.34</text:p>
              </table:table-cell>
              <table:table-cell office:value-type="float" office:value="287.34">
                <text:p>287.34</text:p>
              </table:table-cell>
            </table:table-row>
            <table:table-row>
              <table:table-cell office:value-type="float" office:value="0.695601851851852">
                <text:p>0.695601851851852</text:p>
              </table:table-cell>
              <table:table-cell office:value-type="float" office:value="294.34">
                <text:p>294.34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float" office:value="0.695891203703704">
                <text:p>0.695891203703704</text:p>
              </table:table-cell>
              <table:table-cell office:value-type="float" office:value="294.34">
                <text:p>294.34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96180555555556">
                <text:p>0.696180555555556</text:p>
              </table:table-cell>
              <table:table-cell office:value-type="float" office:value="294.27">
                <text:p>294.27</text:p>
              </table:table-cell>
              <table:table-cell office:value-type="float" office:value="287.59">
                <text:p>287.59</text:p>
              </table:table-cell>
            </table:table-row>
            <table:table-row>
              <table:table-cell office:value-type="float" office:value="0.696469907407407">
                <text:p>0.696469907407407</text:p>
              </table:table-cell>
              <table:table-cell office:value-type="float" office:value="294.21">
                <text:p>294.21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float" office:value="0.696759259259259">
                <text:p>0.696759259259259</text:p>
              </table:table-cell>
              <table:table-cell office:value-type="float" office:value="294.15">
                <text:p>294.15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float" office:value="0.697048611111111">
                <text:p>0.697048611111111</text:p>
              </table:table-cell>
              <table:table-cell office:value-type="float" office:value="294.09">
                <text:p>294.09</text:p>
              </table:table-cell>
              <table:table-cell office:value-type="float" office:value="287.34">
                <text:p>287.34</text:p>
              </table:table-cell>
            </table:table-row>
            <table:table-row>
              <table:table-cell office:value-type="float" office:value="0.697337962962963">
                <text:p>0.697337962962963</text:p>
              </table:table-cell>
              <table:table-cell office:value-type="float" office:value="294.09">
                <text:p>294.09</text:p>
              </table:table-cell>
              <table:table-cell office:value-type="float" office:value="287.34">
                <text:p>287.34</text:p>
              </table:table-cell>
            </table:table-row>
            <table:table-row>
              <table:table-cell office:value-type="float" office:value="0.697627314814815">
                <text:p>0.697627314814815</text:p>
              </table:table-cell>
              <table:table-cell office:value-type="float" office:value="293.96">
                <text:p>293.96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293.96">
                <text:p>293.96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98206018518518">
                <text:p>0.698206018518518</text:p>
              </table:table-cell>
              <table:table-cell office:value-type="float" office:value="293.9">
                <text:p>293.9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float" office:value="0.69849537037037">
                <text:p>0.69849537037037</text:p>
              </table:table-cell>
              <table:table-cell office:value-type="float" office:value="293.96">
                <text:p>293.96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698784722222222">
                <text:p>0.698784722222222</text:p>
              </table:table-cell>
              <table:table-cell office:value-type="float" office:value="293.9">
                <text:p>293.9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699074074074074">
                <text:p>0.699074074074074</text:p>
              </table:table-cell>
              <table:table-cell office:value-type="float" office:value="293.77">
                <text:p>293.77</text:p>
              </table:table-cell>
              <table:table-cell office:value-type="float" office:value="287.09">
                <text:p>287.09</text:p>
              </table:table-cell>
            </table:table-row>
            <table:table-row>
              <table:table-cell office:value-type="float" office:value="0.699363425925926">
                <text:p>0.699363425925926</text:p>
              </table:table-cell>
              <table:table-cell office:value-type="float" office:value="293.77">
                <text:p>293.77</text:p>
              </table:table-cell>
              <table:table-cell office:value-type="float" office:value="286.9">
                <text:p>286.9</text:p>
              </table:table-cell>
            </table:table-row>
            <table:table-row>
              <table:table-cell office:value-type="float" office:value="0.699652777777778">
                <text:p>0.699652777777778</text:p>
              </table:table-cell>
              <table:table-cell office:value-type="float" office:value="293.71">
                <text:p>293.71</text:p>
              </table:table-cell>
              <table:table-cell office:value-type="float" office:value="286.9">
                <text:p>286.9</text:p>
              </table:table-cell>
            </table:table-row>
            <table:table-row>
              <table:table-cell office:value-type="float" office:value="0.69994212962963">
                <text:p>0.69994212962963</text:p>
              </table:table-cell>
              <table:table-cell office:value-type="float" office:value="293.71">
                <text:p>293.71</text:p>
              </table:table-cell>
              <table:table-cell office:value-type="float" office:value="286.9">
                <text:p>286.9</text:p>
              </table:table-cell>
            </table:table-row>
            <table:table-row>
              <table:table-cell office:value-type="float" office:value="0.700231481481482">
                <text:p>0.700231481481482</text:p>
              </table:table-cell>
              <table:table-cell office:value-type="float" office:value="293.65">
                <text:p>293.65</text:p>
              </table:table-cell>
              <table:table-cell office:value-type="float" office:value="286.84">
                <text:p>286.84</text:p>
              </table:table-cell>
            </table:table-row>
            <table:table-row>
              <table:table-cell office:value-type="float" office:value="0.700520833333333">
                <text:p>0.700520833333333</text:p>
              </table:table-cell>
              <table:table-cell office:value-type="float" office:value="293.59">
                <text:p>293.59</text:p>
              </table:table-cell>
              <table:table-cell office:value-type="float" office:value="286.84">
                <text:p>286.84</text:p>
              </table:table-cell>
            </table:table-row>
            <table:table-row>
              <table:table-cell office:value-type="float" office:value="0.700810185185185">
                <text:p>0.700810185185185</text:p>
              </table:table-cell>
              <table:table-cell office:value-type="float" office:value="293.59">
                <text:p>293.59</text:p>
              </table:table-cell>
              <table:table-cell office:value-type="float" office:value="286.96">
                <text:p>286.96</text:p>
              </table:table-cell>
            </table:table-row>
            <table:table-row>
              <table:table-cell office:value-type="float" office:value="0.701099537037037">
                <text:p>0.701099537037037</text:p>
              </table:table-cell>
              <table:table-cell office:value-type="float" office:value="293.46">
                <text:p>293.46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701388888888889">
                <text:p>0.701388888888889</text:p>
              </table:table-cell>
              <table:table-cell office:value-type="float" office:value="293.46">
                <text:p>293.46</text:p>
              </table:table-cell>
              <table:table-cell office:value-type="float" office:value="287.21">
                <text:p>287.21</text:p>
              </table:table-cell>
            </table:table-row>
            <table:table-row>
              <table:table-cell office:value-type="float" office:value="0.701678240740741">
                <text:p>0.701678240740741</text:p>
              </table:table-cell>
              <table:table-cell office:value-type="float" office:value="293.4">
                <text:p>293.4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701967592592593">
                <text:p>0.701967592592593</text:p>
              </table:table-cell>
              <table:table-cell office:value-type="float" office:value="293.4">
                <text:p>293.4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702256944444444">
                <text:p>0.702256944444444</text:p>
              </table:table-cell>
              <table:table-cell office:value-type="float" office:value="293.4">
                <text:p>293.4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702546296296296">
                <text:p>0.702546296296296</text:p>
              </table:table-cell>
              <table:table-cell office:value-type="float" office:value="293.27">
                <text:p>293.27</text:p>
              </table:table-cell>
              <table:table-cell office:value-type="float" office:value="287.09">
                <text:p>287.09</text:p>
              </table:table-cell>
            </table:table-row>
            <table:table-row>
              <table:table-cell office:value-type="float" office:value="0.702835648148148">
                <text:p>0.702835648148148</text:p>
              </table:table-cell>
              <table:table-cell office:value-type="float" office:value="293.27">
                <text:p>293.27</text:p>
              </table:table-cell>
              <table:table-cell office:value-type="float" office:value="287.15">
                <text:p>287.15</text:p>
              </table:table-cell>
            </table:table-row>
            <table:table-row>
              <table:table-cell office:value-type="float" office:value="0.703125">
                <text:p>0.703125</text:p>
              </table:table-cell>
              <table:table-cell office:value-type="float" office:value="293.21">
                <text:p>293.21</text:p>
              </table:table-cell>
              <table:table-cell office:value-type="float" office:value="287.21">
                <text:p>287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05cm" svg:y="4.609cm" style:legend-expansion="high" chart:style-name="ch2"/>
        <chart:plot-area chart:style-name="ch3" table:cell-range-address="prova3.A2:prova3.A80 prova3.F1:prova3.F80" chart:data-source-has-labels="both" svg:x="1.377cm" svg:y="0.196cm" svg:width="11.011cm" svg:height="9.424cm">
          <chartooo:coordinate-region svg:x="2.305cm" svg:y="0.196cm" svg:width="10.083cm" svg:height="8.058cm"/>
          <chart:axis chart:dimension="x" chart:name="primary-x" chart:style-name="ch4" chartooo:axis-type="text">
            <chart:categories table:cell-range-address="prova3.A2:prova3.A80"/>
          </chart:axis>
          <chart:axis chart:dimension="y" chart:name="primary-y" chart:style-name="ch5">
            <chart:title svg:x="0.451cm" svg:y="5.806cm" chart:style-name="ch6">
              <text:p>Voltatge (V)</text:p>
            </chart:title>
            <chart:grid chart:style-name="ch7" chart:class="major"/>
          </chart:axis>
          <chart:series chart:style-name="ch8" chart:values-cell-range-address="prova3.F2:prova3.F80" chart:label-cell-address="prova3.F1:prova3.F1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tge (V)</text:p>
                <draw:g>
                  <svg:desc>prova3.F1:prova3.F1</svg:desc>
                </draw:g>
              </table:table-cell>
            </table:table-row>
          </table:table-header-rows>
          <table:table-rows>
            <table:table-row>
              <table:table-cell office:value-type="float" office:value="0.680555555555556">
                <text:p>0.680555555555556</text:p>
                <draw:g>
                  <svg:desc>prova3.A2:prova3.A80</svg:desc>
                </draw:g>
              </table:table-cell>
              <table:table-cell office:value-type="float" office:value="0.13">
                <text:p>0.13</text:p>
                <draw:g>
                  <svg:desc>prova3.F2:prova3.F80</svg:desc>
                </draw:g>
              </table:table-cell>
            </table:table-row>
            <table:table-row>
              <table:table-cell office:value-type="float" office:value="0.680844907407407">
                <text:p>0.6808449074074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681134259259259">
                <text:p>0.68113425925925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681423611111111">
                <text:p>0.6814236111111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681712962962963">
                <text:p>0.68171296296296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682002314814815">
                <text:p>0.6820023148148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82291666666667">
                <text:p>0.68229166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682581018518518">
                <text:p>0.6825810185185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68287037037037">
                <text:p>0.6828703703703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683159722222222">
                <text:p>0.6831597222222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683449074074074">
                <text:p>0.68344907407407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0.683738425925926">
                <text:p>0.6837384259259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4027777777778">
                <text:p>0.68402777777777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431712962963">
                <text:p>0.6843171296296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4606481481482">
                <text:p>0.68460648148148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4895833333333">
                <text:p>0.68489583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5185185185185">
                <text:p>0.68518518518518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5474537037037">
                <text:p>0.6854745370370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5763888888889">
                <text:p>0.68576388888888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6053240740741">
                <text:p>0.68605324074074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6342592592593">
                <text:p>0.68634259259259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6631944444444">
                <text:p>0.68663194444444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86921296296296">
                <text:p>0.6869212962962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7210648148148">
                <text:p>0.68721064814814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7789351851852">
                <text:p>0.68778935185185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8078703703704">
                <text:p>0.6880787037037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688368055555556">
                <text:p>0.68836805555555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688657407407407">
                <text:p>0.68865740740740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688946759259259">
                <text:p>0.68894675925925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689236111111111">
                <text:p>0.6892361111111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689525462962963">
                <text:p>0.6895254629629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89814814814815">
                <text:p>0.6898148148148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0104166666667">
                <text:p>0.6901041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0393518518518">
                <text:p>0.6903935185185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69068287037037">
                <text:p>0.690682870370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0972222222222">
                <text:p>0.6909722222222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1261574074074">
                <text:p>0.6912615740740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691550925925926">
                <text:p>0.6915509259259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1840277777778">
                <text:p>0.6918402777777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212962962963">
                <text:p>0.692129629629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2418981481482">
                <text:p>0.69241898148148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2708333333333">
                <text:p>0.69270833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2997685185185">
                <text:p>0.6929976851851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3287037037037">
                <text:p>0.6932870370370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3576388888889">
                <text:p>0.6935763888888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3865740740741">
                <text:p>0.6938657407407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4155092592593">
                <text:p>0.6941550925925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4444444444444">
                <text:p>0.6944444444444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4733796296296">
                <text:p>0.69473379629629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695023148148148">
                <text:p>0.6950231481481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6953125">
                <text:p>0.6953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5601851851852">
                <text:p>0.6956018518518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5891203703704">
                <text:p>0.6958912037037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6180555555556">
                <text:p>0.6961805555555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6469907407407">
                <text:p>0.6964699074074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6759259259259">
                <text:p>0.69675925925925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7048611111111">
                <text:p>0.6970486111111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7337962962963">
                <text:p>0.69733796296296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7627314814815">
                <text:p>0.6976273148148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698206018518518">
                <text:p>0.69820601851851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69849537037037">
                <text:p>0.698495370370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698784722222222">
                <text:p>0.6987847222222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9074074074074">
                <text:p>0.69907407407407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699363425925926">
                <text:p>0.6993634259259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9652777777778">
                <text:p>0.6996527777777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9994212962963">
                <text:p>0.699942129629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700231481481482">
                <text:p>0.7002314814814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700520833333333">
                <text:p>0.70052083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700810185185185">
                <text:p>0.7008101851851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701099537037037">
                <text:p>0.7010995370370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701388888888889">
                <text:p>0.70138888888888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701678240740741">
                <text:p>0.70167824074074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01967592592593">
                <text:p>0.7019675925925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702256944444444">
                <text:p>0.7022569444444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702546296296296">
                <text:p>0.70254629629629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02835648148148">
                <text:p>0.70283564814814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03125">
                <text:p>0.703125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547cm" svg:y="4.609cm" style:legend-expansion="high" chart:style-name="ch2"/>
        <chart:plot-area chart:style-name="ch3" table:cell-range-address="prova3.A2:prova3.A80 prova3.L1:prova3.L80" chart:data-source-has-labels="both" svg:x="1.377cm" svg:y="0.196cm" svg:width="10.853cm" svg:height="9.424cm">
          <chartooo:coordinate-region svg:x="2.305cm" svg:y="0.196cm" svg:width="9.925cm" svg:height="8.059cm"/>
          <chart:axis chart:dimension="x" chart:name="primary-x" chart:style-name="ch4" chartooo:axis-type="text">
            <chart:categories table:cell-range-address="prova3.A2:prova3.A80"/>
          </chart:axis>
          <chart:axis chart:dimension="y" chart:name="primary-y" chart:style-name="ch5">
            <chart:title svg:x="0.451cm" svg:y="5.898cm" chart:style-name="ch6">
              <text:p>Potència (W)</text:p>
            </chart:title>
            <chart:grid chart:style-name="ch7" chart:class="major"/>
          </chart:axis>
          <chart:series chart:style-name="ch8" chart:values-cell-range-address="prova3.L2:prova3.L80" chart:label-cell-address="prova3.L1:prova3.L1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ència (W)</text:p>
                <draw:g>
                  <svg:desc>prova3.L1:prova3.L1</svg:desc>
                </draw:g>
              </table:table-cell>
            </table:table-row>
          </table:table-header-rows>
          <table:table-rows>
            <table:table-row>
              <table:table-cell office:value-type="float" office:value="0.680555555555556">
                <text:p>0.680555555555556</text:p>
                <draw:g>
                  <svg:desc>prova3.A2:prova3.A80</svg:desc>
                </draw:g>
              </table:table-cell>
              <table:table-cell office:value-type="float" office:value="0.0159673904">
                <text:p>0.0159673904</text:p>
                <draw:g>
                  <svg:desc>prova3.L2:prova3.L80</svg:desc>
                </draw:g>
              </table:table-cell>
            </table:table-row>
            <table:table-row>
              <table:table-cell office:value-type="float" office:value="0.680844907407407">
                <text:p>0.680844907407407</text:p>
              </table:table-cell>
              <table:table-cell office:value-type="float" office:value="0.0135703296">
                <text:p>0.0135703296</text:p>
              </table:table-cell>
            </table:table-row>
            <table:table-row>
              <table:table-cell office:value-type="float" office:value="0.681134259259259">
                <text:p>0.681134259259259</text:p>
              </table:table-cell>
              <table:table-cell office:value-type="float" office:value="0.0274901424">
                <text:p>0.0274901424</text:p>
              </table:table-cell>
            </table:table-row>
            <table:table-row>
              <table:table-cell office:value-type="float" office:value="0.681423611111111">
                <text:p>0.681423611111111</text:p>
              </table:table-cell>
              <table:table-cell office:value-type="float" office:value="0.0344821424">
                <text:p>0.0344821424</text:p>
              </table:table-cell>
            </table:table-row>
            <table:table-row>
              <table:table-cell office:value-type="float" office:value="0.681712962962963">
                <text:p>0.681712962962963</text:p>
              </table:table-cell>
              <table:table-cell office:value-type="float" office:value="0.04231836">
                <text:p>0.04231836</text:p>
              </table:table-cell>
            </table:table-row>
            <table:table-row>
              <table:table-cell office:value-type="float" office:value="0.682002314814815">
                <text:p>0.682002314814815</text:p>
              </table:table-cell>
              <table:table-cell office:value-type="float" office:value="0.05554944">
                <text:p>0.05554944</text:p>
              </table:table-cell>
            </table:table-row>
            <table:table-row>
              <table:table-cell office:value-type="float" office:value="0.682291666666667">
                <text:p>0.682291666666667</text:p>
              </table:table-cell>
              <table:table-cell office:value-type="float" office:value="0.06540976">
                <text:p>0.06540976</text:p>
              </table:table-cell>
            </table:table-row>
            <table:table-row>
              <table:table-cell office:value-type="float" office:value="0.682581018518518">
                <text:p>0.682581018518518</text:p>
              </table:table-cell>
              <table:table-cell office:value-type="float" office:value="0.0707433264">
                <text:p>0.0707433264</text:p>
              </table:table-cell>
            </table:table-row>
            <table:table-row>
              <table:table-cell office:value-type="float" office:value="0.68287037037037">
                <text:p>0.68287037037037</text:p>
              </table:table-cell>
              <table:table-cell office:value-type="float" office:value="0.08177884">
                <text:p>0.08177884</text:p>
              </table:table-cell>
            </table:table-row>
            <table:table-row>
              <table:table-cell office:value-type="float" office:value="0.683159722222222">
                <text:p>0.683159722222222</text:p>
              </table:table-cell>
              <table:table-cell office:value-type="float" office:value="0.08766">
                <text:p>0.08766</text:p>
              </table:table-cell>
            </table:table-row>
            <table:table-row>
              <table:table-cell office:value-type="float" office:value="0.683449074074074">
                <text:p>0.683449074074074</text:p>
              </table:table-cell>
              <table:table-cell office:value-type="float" office:value="0.0937182576">
                <text:p>0.0937182576</text:p>
              </table:table-cell>
            </table:table-row>
            <table:table-row>
              <table:table-cell office:value-type="float" office:value="0.683738425925926">
                <text:p>0.683738425925926</text:p>
              </table:table-cell>
              <table:table-cell office:value-type="float" office:value="0.1063264752">
                <text:p>0.1063264752</text:p>
              </table:table-cell>
            </table:table-row>
            <table:table-row>
              <table:table-cell office:value-type="float" office:value="0.684027777777778">
                <text:p>0.684027777777778</text:p>
              </table:table-cell>
              <table:table-cell office:value-type="float" office:value="0.10641708">
                <text:p>0.10641708</text:p>
              </table:table-cell>
            </table:table-row>
            <table:table-row>
              <table:table-cell office:value-type="float" office:value="0.68431712962963">
                <text:p>0.68431712962963</text:p>
              </table:table-cell>
              <table:table-cell office:value-type="float" office:value="0.1001046016">
                <text:p>0.1001046016</text:p>
              </table:table-cell>
            </table:table-row>
            <table:table-row>
              <table:table-cell office:value-type="float" office:value="0.684606481481482">
                <text:p>0.684606481481482</text:p>
              </table:table-cell>
              <table:table-cell office:value-type="float" office:value="0.1001046016">
                <text:p>0.1001046016</text:p>
              </table:table-cell>
            </table:table-row>
            <table:table-row>
              <table:table-cell office:value-type="float" office:value="0.684895833333333">
                <text:p>0.684895833333333</text:p>
              </table:table-cell>
              <table:table-cell office:value-type="float" office:value="0.1001439232">
                <text:p>0.1001439232</text:p>
              </table:table-cell>
            </table:table-row>
            <table:table-row>
              <table:table-cell office:value-type="float" office:value="0.685185185185185">
                <text:p>0.685185185185185</text:p>
              </table:table-cell>
              <table:table-cell office:value-type="float" office:value="0.1065007152">
                <text:p>0.1065007152</text:p>
              </table:table-cell>
            </table:table-row>
            <table:table-row>
              <table:table-cell office:value-type="float" office:value="0.685474537037037">
                <text:p>0.685474537037037</text:p>
              </table:table-cell>
              <table:table-cell office:value-type="float" office:value="0.1065007152">
                <text:p>0.1065007152</text:p>
              </table:table-cell>
            </table:table-row>
            <table:table-row>
              <table:table-cell office:value-type="float" office:value="0.685763888888889">
                <text:p>0.685763888888889</text:p>
              </table:table-cell>
              <table:table-cell office:value-type="float" office:value="0.1065007152">
                <text:p>0.1065007152</text:p>
              </table:table-cell>
            </table:table-row>
            <table:table-row>
              <table:table-cell office:value-type="float" office:value="0.686053240740741">
                <text:p>0.686053240740741</text:p>
              </table:table-cell>
              <table:table-cell office:value-type="float" office:value="0.1065007152">
                <text:p>0.1065007152</text:p>
              </table:table-cell>
            </table:table-row>
            <table:table-row>
              <table:table-cell office:value-type="float" office:value="0.686342592592593">
                <text:p>0.686342592592593</text:p>
              </table:table-cell>
              <table:table-cell office:value-type="float" office:value="0.1001046016">
                <text:p>0.1001046016</text:p>
              </table:table-cell>
            </table:table-row>
            <table:table-row>
              <table:table-cell office:value-type="float" office:value="0.686631944444444">
                <text:p>0.686631944444444</text:p>
              </table:table-cell>
              <table:table-cell office:value-type="float" office:value="0.1064588976">
                <text:p>0.1064588976</text:p>
              </table:table-cell>
            </table:table-row>
            <table:table-row>
              <table:table-cell office:value-type="float" office:value="0.686921296296296">
                <text:p>0.686921296296296</text:p>
              </table:table-cell>
              <table:table-cell office:value-type="float" office:value="0.1001046016">
                <text:p>0.1001046016</text:p>
              </table:table-cell>
            </table:table-row>
            <table:table-row>
              <table:table-cell office:value-type="float" office:value="0.687210648148148">
                <text:p>0.687210648148148</text:p>
              </table:table-cell>
              <table:table-cell office:value-type="float" office:value="0.10006528">
                <text:p>0.10006528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0.1000259584">
                <text:p>0.1000259584</text:p>
              </table:table-cell>
            </table:table-row>
            <table:table-row>
              <table:table-cell office:value-type="float" office:value="0.687789351851852">
                <text:p>0.687789351851852</text:p>
              </table:table-cell>
              <table:table-cell office:value-type="float" office:value="0.1000259584">
                <text:p>0.1000259584</text:p>
              </table:table-cell>
            </table:table-row>
            <table:table-row>
              <table:table-cell office:value-type="float" office:value="0.688078703703704">
                <text:p>0.688078703703704</text:p>
              </table:table-cell>
              <table:table-cell office:value-type="float" office:value="0.0999800832">
                <text:p>0.0999800832</text:p>
              </table:table-cell>
            </table:table-row>
            <table:table-row>
              <table:table-cell office:value-type="float" office:value="0.688368055555556">
                <text:p>0.688368055555556</text:p>
              </table:table-cell>
              <table:table-cell office:value-type="float" office:value="0.08177884">
                <text:p>0.08177884</text:p>
              </table:table-cell>
            </table:table-row>
            <table:table-row>
              <table:table-cell office:value-type="float" office:value="0.688657407407407">
                <text:p>0.688657407407407</text:p>
              </table:table-cell>
              <table:table-cell office:value-type="float" office:value="0.0816119856">
                <text:p>0.0816119856</text:p>
              </table:table-cell>
            </table:table-row>
            <table:table-row>
              <table:table-cell office:value-type="float" office:value="0.688946759259259">
                <text:p>0.688946759259259</text:p>
              </table:table-cell>
              <table:table-cell office:value-type="float" office:value="0.0706266864">
                <text:p>0.0706266864</text:p>
              </table:table-cell>
            </table:table-row>
            <table:table-row>
              <table:table-cell office:value-type="float" office:value="0.689236111111111">
                <text:p>0.689236111111111</text:p>
              </table:table-cell>
              <table:table-cell office:value-type="float" office:value="0.0654357184">
                <text:p>0.0654357184</text:p>
              </table:table-cell>
            </table:table-row>
            <table:table-row>
              <table:table-cell office:value-type="float" office:value="0.689525462962963">
                <text:p>0.689525462962963</text:p>
              </table:table-cell>
              <table:table-cell office:value-type="float" office:value="0.060499">
                <text:p>0.060499</text:p>
              </table:table-cell>
            </table:table-row>
            <table:table-row>
              <table:table-cell office:value-type="float" office:value="0.689814814814815">
                <text:p>0.689814814814815</text:p>
              </table:table-cell>
              <table:table-cell office:value-type="float" office:value="0.060499">
                <text:p>0.060499</text:p>
              </table:table-cell>
            </table:table-row>
            <table:table-row>
              <table:table-cell office:value-type="float" office:value="0.690104166666667">
                <text:p>0.690104166666667</text:p>
              </table:table-cell>
              <table:table-cell office:value-type="float" office:value="0.060499">
                <text:p>0.060499</text:p>
              </table:table-cell>
            </table:table-row>
            <table:table-row>
              <table:table-cell office:value-type="float" office:value="0.690393518518518">
                <text:p>0.690393518518518</text:p>
              </table:table-cell>
              <table:table-cell office:value-type="float" office:value="0.0705660336">
                <text:p>0.0705660336</text:p>
              </table:table-cell>
            </table:table-row>
            <table:table-row>
              <table:table-cell office:value-type="float" office:value="0.69068287037037">
                <text:p>0.69068287037037</text:p>
              </table:table-cell>
              <table:table-cell office:value-type="float" office:value="0.060475">
                <text:p>0.060475</text:p>
              </table:table-cell>
            </table:table-row>
            <table:table-row>
              <table:table-cell office:value-type="float" office:value="0.690972222222222">
                <text:p>0.690972222222222</text:p>
              </table:table-cell>
              <table:table-cell office:value-type="float" office:value="0.060475">
                <text:p>0.060475</text:p>
              </table:table-cell>
            </table:table-row>
            <table:table-row>
              <table:table-cell office:value-type="float" office:value="0.691261574074074">
                <text:p>0.691261574074074</text:p>
              </table:table-cell>
              <table:table-cell office:value-type="float" office:value="0.0705100464">
                <text:p>0.0705100464</text:p>
              </table:table-cell>
            </table:table-row>
            <table:table-row>
              <table:table-cell office:value-type="float" office:value="0.691550925925926">
                <text:p>0.691550925925926</text:p>
              </table:table-cell>
              <table:table-cell office:value-type="float" office:value="0.060451">
                <text:p>0.060451</text:p>
              </table:table-cell>
            </table:table-row>
            <table:table-row>
              <table:table-cell office:value-type="float" office:value="0.691840277777778">
                <text:p>0.691840277777778</text:p>
              </table:table-cell>
              <table:table-cell office:value-type="float" office:value="0.060475">
                <text:p>0.060475</text:p>
              </table:table-cell>
            </table:table-row>
            <table:table-row>
              <table:table-cell office:value-type="float" office:value="0.69212962962963">
                <text:p>0.69212962962963</text:p>
              </table:table-cell>
              <table:table-cell office:value-type="float" office:value="0.060475">
                <text:p>0.060475</text:p>
              </table:table-cell>
            </table:table-row>
            <table:table-row>
              <table:table-cell office:value-type="float" office:value="0.692418981481482">
                <text:p>0.692418981481482</text:p>
              </table:table-cell>
              <table:table-cell office:value-type="float" office:value="0.0557116416">
                <text:p>0.0557116416</text:p>
              </table:table-cell>
            </table:table-row>
            <table:table-row>
              <table:table-cell office:value-type="float" office:value="0.692708333333333">
                <text:p>0.692708333333333</text:p>
              </table:table-cell>
              <table:table-cell office:value-type="float" office:value="0.05573376">
                <text:p>0.05573376</text:p>
              </table:table-cell>
            </table:table-row>
            <table:table-row>
              <table:table-cell office:value-type="float" office:value="0.692997685185185">
                <text:p>0.692997685185185</text:p>
              </table:table-cell>
              <table:table-cell office:value-type="float" office:value="0.05573376">
                <text:p>0.05573376</text:p>
              </table:table-cell>
            </table:table-row>
            <table:table-row>
              <table:table-cell office:value-type="float" office:value="0.693287037037037">
                <text:p>0.693287037037037</text:p>
              </table:table-cell>
              <table:table-cell office:value-type="float" office:value="0.060475">
                <text:p>0.060475</text:p>
              </table:table-cell>
            </table:table-row>
            <table:table-row>
              <table:table-cell office:value-type="float" office:value="0.693576388888889">
                <text:p>0.693576388888889</text:p>
              </table:table-cell>
              <table:table-cell office:value-type="float" office:value="0.060451">
                <text:p>0.060451</text:p>
              </table:table-cell>
            </table:table-row>
            <table:table-row>
              <table:table-cell office:value-type="float" office:value="0.693865740740741">
                <text:p>0.693865740740741</text:p>
              </table:table-cell>
              <table:table-cell office:value-type="float" office:value="0.060423">
                <text:p>0.060423</text:p>
              </table:table-cell>
            </table:table-row>
            <table:table-row>
              <table:table-cell office:value-type="float" office:value="0.694155092592593">
                <text:p>0.694155092592593</text:p>
              </table:table-cell>
              <table:table-cell office:value-type="float" office:value="0.060423">
                <text:p>0.060423</text:p>
              </table:table-cell>
            </table:table-row>
            <table:table-row>
              <table:table-cell office:value-type="float" office:value="0.694444444444444">
                <text:p>0.694444444444444</text:p>
              </table:table-cell>
              <table:table-cell office:value-type="float" office:value="0.060423">
                <text:p>0.060423</text:p>
              </table:table-cell>
            </table:table-row>
            <table:table-row>
              <table:table-cell office:value-type="float" office:value="0.694733796296296">
                <text:p>0.694733796296296</text:p>
              </table:table-cell>
              <table:table-cell office:value-type="float" office:value="0.0653016">
                <text:p>0.0653016</text:p>
              </table:table-cell>
            </table:table-row>
            <table:table-row>
              <table:table-cell office:value-type="float" office:value="0.695023148148148">
                <text:p>0.695023148148148</text:p>
              </table:table-cell>
              <table:table-cell office:value-type="float" office:value="0.0653016">
                <text:p>0.0653016</text:p>
              </table:table-cell>
            </table:table-row>
            <table:table-row>
              <table:table-cell office:value-type="float" office:value="0.6953125">
                <text:p>0.6953125</text:p>
              </table:table-cell>
              <table:table-cell office:value-type="float" office:value="0.060351">
                <text:p>0.060351</text:p>
              </table:table-cell>
            </table:table-row>
            <table:table-row>
              <table:table-cell office:value-type="float" office:value="0.695601851851852">
                <text:p>0.695601851851852</text:p>
              </table:table-cell>
              <table:table-cell office:value-type="float" office:value="0.060351">
                <text:p>0.060351</text:p>
              </table:table-cell>
            </table:table-row>
            <table:table-row>
              <table:table-cell office:value-type="float" office:value="0.695891203703704">
                <text:p>0.695891203703704</text:p>
              </table:table-cell>
              <table:table-cell office:value-type="float" office:value="0.060351">
                <text:p>0.060351</text:p>
              </table:table-cell>
            </table:table-row>
            <table:table-row>
              <table:table-cell office:value-type="float" office:value="0.696180555555556">
                <text:p>0.696180555555556</text:p>
              </table:table-cell>
              <table:table-cell office:value-type="float" office:value="0.0555936768">
                <text:p>0.0555936768</text:p>
              </table:table-cell>
            </table:table-row>
            <table:table-row>
              <table:table-cell office:value-type="float" office:value="0.696469907407407">
                <text:p>0.696469907407407</text:p>
              </table:table-cell>
              <table:table-cell office:value-type="float" office:value="0.060299">
                <text:p>0.060299</text:p>
              </table:table-cell>
            </table:table-row>
            <table:table-row>
              <table:table-cell office:value-type="float" office:value="0.696759259259259">
                <text:p>0.696759259259259</text:p>
              </table:table-cell>
              <table:table-cell office:value-type="float" office:value="0.05554944">
                <text:p>0.05554944</text:p>
              </table:table-cell>
            </table:table-row>
            <table:table-row>
              <table:table-cell office:value-type="float" office:value="0.697048611111111">
                <text:p>0.697048611111111</text:p>
              </table:table-cell>
              <table:table-cell office:value-type="float" office:value="0.0555273216">
                <text:p>0.0555273216</text:p>
              </table:table-cell>
            </table:table-row>
            <table:table-row>
              <table:table-cell office:value-type="float" office:value="0.697337962962963">
                <text:p>0.697337962962963</text:p>
              </table:table-cell>
              <table:table-cell office:value-type="float" office:value="0.0555273216">
                <text:p>0.0555273216</text:p>
              </table:table-cell>
            </table:table-row>
            <table:table-row>
              <table:table-cell office:value-type="float" office:value="0.697627314814815">
                <text:p>0.697627314814815</text:p>
              </table:table-cell>
              <table:table-cell office:value-type="float" office:value="0.0554793984">
                <text:p>0.0554793984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0.0509524336">
                <text:p>0.0509524336</text:p>
              </table:table-cell>
            </table:table-row>
            <table:table-row>
              <table:table-cell office:value-type="float" office:value="0.698206018518518">
                <text:p>0.698206018518518</text:p>
              </table:table-cell>
              <table:table-cell office:value-type="float" office:value="0.05093212">
                <text:p>0.05093212</text:p>
              </table:table-cell>
            </table:table-row>
            <table:table-row>
              <table:table-cell office:value-type="float" office:value="0.69849537037037">
                <text:p>0.69849537037037</text:p>
              </table:table-cell>
              <table:table-cell office:value-type="float" office:value="0.0509524336">
                <text:p>0.0509524336</text:p>
              </table:table-cell>
            </table:table-row>
            <table:table-row>
              <table:table-cell office:value-type="float" office:value="0.698784722222222">
                <text:p>0.698784722222222</text:p>
              </table:table-cell>
              <table:table-cell office:value-type="float" office:value="0.05545728">
                <text:p>0.05545728</text:p>
              </table:table-cell>
            </table:table-row>
            <table:table-row>
              <table:table-cell office:value-type="float" office:value="0.699074074074074">
                <text:p>0.699074074074074</text:p>
              </table:table-cell>
              <table:table-cell office:value-type="float" office:value="0.0554093568">
                <text:p>0.0554093568</text:p>
              </table:table-cell>
            </table:table-row>
            <table:table-row>
              <table:table-cell office:value-type="float" office:value="0.699363425925926">
                <text:p>0.699363425925926</text:p>
              </table:table-cell>
              <table:table-cell office:value-type="float" office:value="0.060123">
                <text:p>0.060123</text:p>
              </table:table-cell>
            </table:table-row>
            <table:table-row>
              <table:table-cell office:value-type="float" office:value="0.699652777777778">
                <text:p>0.699652777777778</text:p>
              </table:table-cell>
              <table:table-cell office:value-type="float" office:value="0.060099">
                <text:p>0.060099</text:p>
              </table:table-cell>
            </table:table-row>
            <table:table-row>
              <table:table-cell office:value-type="float" office:value="0.69994212962963">
                <text:p>0.69994212962963</text:p>
              </table:table-cell>
              <table:table-cell office:value-type="float" office:value="0.060099">
                <text:p>0.060099</text:p>
              </table:table-cell>
            </table:table-row>
            <table:table-row>
              <table:table-cell office:value-type="float" office:value="0.700231481481482">
                <text:p>0.700231481481482</text:p>
              </table:table-cell>
              <table:table-cell office:value-type="float" office:value="0.060075">
                <text:p>0.060075</text:p>
              </table:table-cell>
            </table:table-row>
            <table:table-row>
              <table:table-cell office:value-type="float" office:value="0.700520833333333">
                <text:p>0.700520833333333</text:p>
              </table:table-cell>
              <table:table-cell office:value-type="float" office:value="0.0553430016">
                <text:p>0.0553430016</text:p>
              </table:table-cell>
            </table:table-row>
            <table:table-row>
              <table:table-cell office:value-type="float" office:value="0.700810185185185">
                <text:p>0.700810185185185</text:p>
              </table:table-cell>
              <table:table-cell office:value-type="float" office:value="0.0553430016">
                <text:p>0.0553430016</text:p>
              </table:table-cell>
            </table:table-row>
            <table:table-row>
              <table:table-cell office:value-type="float" office:value="0.701099537037037">
                <text:p>0.701099537037037</text:p>
              </table:table-cell>
              <table:table-cell office:value-type="float" office:value="0.0507831536">
                <text:p>0.0507831536</text:p>
              </table:table-cell>
            </table:table-row>
            <table:table-row>
              <table:table-cell office:value-type="float" office:value="0.701388888888889">
                <text:p>0.701388888888889</text:p>
              </table:table-cell>
              <table:table-cell office:value-type="float" office:value="0.0507831536">
                <text:p>0.0507831536</text:p>
              </table:table-cell>
            </table:table-row>
            <table:table-row>
              <table:table-cell office:value-type="float" office:value="0.701678240740741">
                <text:p>0.701678240740741</text:p>
              </table:table-cell>
              <table:table-cell office:value-type="float" office:value="0.04644464">
                <text:p>0.04644464</text:p>
              </table:table-cell>
            </table:table-row>
            <table:table-row>
              <table:table-cell office:value-type="float" office:value="0.701967592592593">
                <text:p>0.701967592592593</text:p>
              </table:table-cell>
              <table:table-cell office:value-type="float" office:value="0.05076284">
                <text:p>0.05076284</text:p>
              </table:table-cell>
            </table:table-row>
            <table:table-row>
              <table:table-cell office:value-type="float" office:value="0.702256944444444">
                <text:p>0.702256944444444</text:p>
              </table:table-cell>
              <table:table-cell office:value-type="float" office:value="0.05076284">
                <text:p>0.05076284</text:p>
              </table:table-cell>
            </table:table-row>
            <table:table-row>
              <table:table-cell office:value-type="float" office:value="0.702546296296296">
                <text:p>0.702546296296296</text:p>
              </table:table-cell>
              <table:table-cell office:value-type="float" office:value="0.0464043712">
                <text:p>0.0464043712</text:p>
              </table:table-cell>
            </table:table-row>
            <table:table-row>
              <table:table-cell office:value-type="float" office:value="0.702835648148148">
                <text:p>0.702835648148148</text:p>
              </table:table-cell>
              <table:table-cell office:value-type="float" office:value="0.0464043712">
                <text:p>0.0464043712</text:p>
              </table:table-cell>
            </table:table-row>
            <table:table-row>
              <table:table-cell office:value-type="float" office:value="0.703125">
                <text:p>0.703125</text:p>
              </table:table-cell>
              <table:table-cell office:value-type="float" office:value="0.0463857856">
                <text:p>0.04638578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